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ndard Symbols L" svg:font-family="'Standard Symbols L'" style:font-charset="x-symbol"/>
    <style:font-face style:name="OpenSymbol" svg:font-family="OpenSymbol"/>
    <style:font-face style:name="URW Palladio L" svg:font-family="'URW Palladio L'"/>
    <style:font-face style:name="Century Schoolbook L1" svg:font-family="'Century Schoolbook L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ightbyefloats" style:family="table">
      <style:table-properties style:width="9.6042in" fo:margin-left="0in" table:align="left"/>
    </style:style>
    <style:style style:name="Eightbyefloats.A" style:family="table-column">
      <style:table-column-properties style:column-width="0.9896in"/>
    </style:style>
    <style:style style:name="Eightbyefloats.B" style:family="table-column">
      <style:table-column-properties style:column-width="1.2604in"/>
    </style:style>
    <style:style style:name="Eightbyefloats.C" style:family="table-column">
      <style:table-column-properties style:column-width="1.0938in"/>
    </style:style>
    <style:style style:name="Eightbyefloats.D" style:family="table-column">
      <style:table-column-properties style:column-width="1.375in"/>
    </style:style>
    <style:style style:name="Eightbyefloats.E" style:family="table-column">
      <style:table-column-properties style:column-width="0.5in"/>
    </style:style>
    <style:style style:name="Eightbyefloats.F" style:family="table-column">
      <style:table-column-properties style:column-width="1.1979in"/>
    </style:style>
    <style:style style:name="Eightbyefloats.G" style:family="table-column">
      <style:table-column-properties style:column-width="1.4688in"/>
    </style:style>
    <style:style style:name="Eightbyefloats.H" style:family="table-column">
      <style:table-column-properties style:column-width="1.7188in"/>
    </style:style>
    <style:style style:name="Eightbyefloats.A1" style:family="table-cell">
      <style:table-cell-properties fo:padding="0.0201in" fo:border-left="0.05pt solid #000000" fo:border-right="none" fo:border-top="0.05pt solid #000000" fo:border-bottom="0.05pt solid #000000"/>
    </style:style>
    <style:style style:name="Eightbyefloats.H1" style:family="table-cell">
      <style:table-cell-properties fo:padding="0.0201in" fo:border="0.05pt solid #000000"/>
    </style:style>
    <style:style style:name="Eightbyefloats.A2" style:family="table-cell">
      <style:table-cell-properties fo:padding="0.0201in" fo:border-left="0.05pt solid #000000" fo:border-right="none" fo:border-top="none" fo:border-bottom="0.05pt solid #000000"/>
    </style:style>
    <style:style style:name="Eightbyefloats.H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>
        <style:tab-stops>
          <style:tab-stop style:position="0.3in"/>
          <style:tab-stop style:position="7in" style:type="right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3in"/>
          <style:tab-stop style:position="7in" style:type="right"/>
        </style:tab-stops>
      </style:paragraph-properties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>
        <style:tab-stops>
          <style:tab-stop style:position="0.3in" style:type="right"/>
          <style:tab-stop style:position="7in" style:type="right"/>
        </style:tab-stops>
      </style:paragraph-properties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0.5pt" fo:font-weight="normal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>
        <style:tab-stops>
          <style:tab-stop style:position="0.3in"/>
          <style:tab-stop style:position="0.5in"/>
        </style:tab-stops>
      </style:paragraph-properties>
      <style:text-properties style:font-name="Arial"/>
    </style:style>
    <style:style style:name="P10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9pt" fo:font-weight="normal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text-position="0% 100%" style:font-name="Arial"/>
    </style:style>
    <style:style style:name="P18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/>
    </style:style>
    <style:style style:name="P19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weight="bold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weight="normal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weight="normal" officeooo:rsid="000be4c1" officeooo:paragraph-rsid="000be4c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weight="normal" officeooo:rsid="000d3437" officeooo:paragraph-rsid="000d343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Arial" fo:font-size="10.5pt" style:font-size-asian="10.5pt" style:font-size-complex="10.5pt"/>
    </style:style>
    <style:style style:name="P30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>
        <style:tab-stops>
          <style:tab-stop style:position="0.5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3pt" fo:font-weight="bold" style:font-size-asian="13pt" style:font-weight-asian="bold" style:font-size-complex="13pt" style:font-weight-complex="bold"/>
    </style:style>
    <style:style style:name="P35" style:family="paragraph" style:parent-style-name="Standard">
      <style:paragraph-properties>
        <style:tab-stops>
          <style:tab-stop style:position="0.3in"/>
        </style:tab-stops>
      </style:paragraph-properties>
    </style:style>
    <style:style style:name="P36" style:family="paragraph" style:parent-style-name="Standard"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P37" style:family="paragraph" style:parent-style-name="Standard">
      <style:paragraph-properties>
        <style:tab-stops>
          <style:tab-stop style:position="0.3in"/>
        </style:tab-stops>
      </style:paragraph-properties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break-before="page">
        <style:tab-stops>
          <style:tab-stop style:position="0.3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reak-before="page">
        <style:tab-stops>
          <style:tab-stop style:position="0.3in"/>
        </style:tab-stops>
      </style:paragraph-properties>
      <style:text-properties style:text-position="0% 100%" style:font-name="Century Schoolbook L"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break-before="page">
        <style:tab-stops>
          <style:tab-stop style:position="0.3in"/>
        </style:tab-stops>
      </style:paragraph-properties>
      <style:text-properties style:text-position="0% 100%" style:font-name="Century Schoolbook L" fo:font-size="13pt" fo:font-weight="bold" style:font-size-asian="13pt" style:font-weight-asian="bold" style:font-size-complex="13pt" style:font-weight-complex="bold"/>
    </style:style>
    <style:style style:name="P43" style:family="paragraph" style:parent-style-name="Standard">
      <style:paragraph-properties fo:break-before="page">
        <style:tab-stops>
          <style:tab-stop style:position="0.3in"/>
        </style:tab-stops>
      </style:paragraph-properties>
      <style:text-properties style:text-position="0% 100%" style:font-name="Arial" fo:font-size="18pt" fo:font-weight="bold" officeooo:rsid="000be4c1" officeooo:paragraph-rsid="000be4c1" style:font-size-asian="18pt" style:font-weight-asian="bold" style:font-size-complex="18pt" style:font-weight-complex="bold"/>
    </style:style>
    <style:style style:name="P44" style:family="paragraph" style:parent-style-name="Standard">
      <style:paragraph-properties fo:break-before="page">
        <style:tab-stops>
          <style:tab-stop style:position="0.3in"/>
        </style:tab-stops>
      </style:paragraph-properties>
      <style:text-properties style:text-position="0% 100%" style:font-name="Aria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paragraph-properties fo:margin-left="0.2953in" fo:margin-right="0in" fo:text-indent="0in" style:auto-text-indent="false">
        <style:tab-stops>
          <style:tab-stop style:position="0.3in"/>
        </style:tab-stops>
      </style:paragraph-properties>
      <style:text-properties style:font-name="Arial"/>
    </style:style>
    <style:style style:name="P46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47" style:family="paragraph" style:parent-style-name="Standard">
      <style:paragraph-properties fo:margin-left="0.3937in" fo:margin-right="0in" fo:text-indent="0in" style:auto-text-indent="false">
        <style:tab-stops>
          <style:tab-stop style:position="0.3in"/>
        </style:tab-stops>
      </style:paragraph-properties>
      <style:text-properties style:text-position="0% 100%" style:font-name="Arial"/>
    </style:style>
    <style:style style:name="P48" style:family="paragraph" style:parent-style-name="Standard">
      <style:paragraph-properties fo:margin-left="0.3937in" fo:margin-right="0in" fo:text-indent="0in" style:auto-text-indent="false">
        <style:tab-stops>
          <style:tab-stop style:position="0.3in"/>
        </style:tab-stops>
      </style:paragraph-properties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3902in" fo:margin-right="0in" fo:text-indent="0in" style:auto-text-indent="false">
        <style:tab-stops>
          <style:tab-stop style:position="0.3in"/>
        </style:tab-stops>
      </style:paragraph-properties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break-before="column">
        <style:tab-stops>
          <style:tab-stop style:position="0.5in"/>
        </style:tab-stops>
      </style:paragraph-properties>
      <style:text-properties style:font-name="Arial"/>
    </style:style>
    <style:style style:name="P51" style:family="paragraph" style:parent-style-name="Standard">
      <style:paragraph-properties fo:margin-left="0.25in" fo:margin-right="0in" fo:text-indent="0in" style:auto-text-indent="false">
        <style:tab-stops>
          <style:tab-stop style:position="0.3in"/>
        </style:tab-stops>
      </style:paragraph-properties>
      <style:text-properties style:text-position="0% 100%" style:font-name="Arial" fo:font-size="12pt" fo:font-weight="normal" style:font-size-asian="10.5pt" style:font-weight-asian="normal" style:font-size-complex="12pt" style:font-weight-complex="normal"/>
    </style:style>
    <style:style style:name="P52" style:family="paragraph" style:parent-style-name="Table_20_Contents">
      <style:text-properties style:font-name="Arial" fo:font-size="10pt" style:font-size-asian="8.75pt" style:font-size-complex="10pt"/>
    </style:style>
    <style:style style:name="P53" style:family="paragraph" style:parent-style-name="Table_20_Contents">
      <style:text-properties style:font-name="Arial" fo:font-size="10pt" style:font-size-asian="10pt" style:font-size-complex="10pt"/>
    </style:style>
    <style:style style:name="P54" style:family="paragraph" style:parent-style-name="Table_20_Contents">
      <style:text-properties style:font-name="Arial" fo:font-size="10.5pt" style:font-size-asian="10.5pt" style:font-size-complex="10.5pt"/>
    </style:style>
    <style:style style:name="P55" style:family="paragraph" style:parent-style-name="Table_20_Contents">
      <style:text-properties style:font-name="Arial" fo:font-size="10.5pt" style:font-size-asian="9.14999961853027pt" style:font-size-complex="10.5pt"/>
    </style:style>
    <style:style style:name="P56" style:family="paragraph" style:parent-style-name="Preformatted_20_Text">
      <style:text-properties style:font-name="Courier New" fo:font-size="9pt" fo:language="en" fo:country="US" officeooo:rsid="0026c882" officeooo:paragraph-rsid="000be4c1" style:font-size-asian="9pt" style:font-size-complex="9pt"/>
    </style:style>
    <style:style style:name="P57" style:family="paragraph" style:parent-style-name="Preformatted_20_Text">
      <style:text-properties style:font-name="Courier New" fo:font-size="9pt" fo:language="en" fo:country="US" officeooo:rsid="00065544" officeooo:paragraph-rsid="000be4c1" style:font-size-asian="9pt" style:font-size-complex="9pt"/>
    </style:style>
    <style:style style:name="P58" style:family="paragraph" style:parent-style-name="Preformatted_20_Text">
      <style:text-properties style:font-name="Courier New" fo:font-size="9pt" fo:language="en" fo:country="US" officeooo:paragraph-rsid="000be4c1" style:font-size-asian="9pt" style:font-size-complex="9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style:font-name="Century Schoolbook L" fo:font-size="19pt" fo:font-weight="bold" style:font-size-asian="19pt" style:font-weight-asian="bold" style:font-size-complex="19pt" style:font-weight-complex="bold"/>
    </style:style>
    <style:style style:name="P60" style:family="paragraph" style:parent-style-name="Standard" style:master-page-name="Standard">
      <style:paragraph-properties style:page-number="auto">
        <style:tab-stops>
          <style:tab-stop style:position="0.3in"/>
        </style:tab-stops>
      </style:paragraph-properties>
      <style:text-properties style:font-name="Century Schoolbook L" fo:font-size="16pt" fo:font-weight="bold" style:font-size-asian="16pt" style:font-weight-asian="bold" style:font-size-complex="16pt" style:font-weight-complex="bold"/>
    </style:style>
    <style:style style:name="P61" style:family="paragraph" style:parent-style-name="Standard" style:master-page-name="Standard">
      <style:paragraph-properties style:page-number="auto">
        <style:tab-stops>
          <style:tab-stop style:position="0.3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62" style:family="paragraph" style:parent-style-name="Standard" style:master-page-name="Standard">
      <style:paragraph-properties style:page-number="auto">
        <style:tab-stops>
          <style:tab-stop style:position="0.3in"/>
        </style:tab-stops>
      </style:paragraph-properties>
      <style:text-properties style:text-position="0% 100%" style:font-name="Century Schoolbook L" fo:font-size="16pt" fo:font-weight="bold" style:font-size-asian="16pt" style:font-weight-asian="bold" style:font-size-complex="16pt" style:font-weight-complex="bold"/>
    </style:style>
    <style:style style:name="P63" style:family="paragraph" style:parent-style-name="Standard" style:master-page-name="Landscape">
      <style:paragraph-properties style:page-number="auto" fo:break-before="page">
        <style:tab-stops>
          <style:tab-stop style:position="0.3in"/>
        </style:tab-stops>
      </style:paragraph-properties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P64" style:family="paragraph" style:parent-style-name="Standard" style:master-page-name="Landscape">
      <style:paragraph-properties style:page-number="auto" fo:break-before="page">
        <style:tab-stops>
          <style:tab-stop style:position="0.3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>
        <style:tab-stops>
          <style:tab-stop style:position="0.5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4pt" fo:font-weight="bold" style:font-size-asian="14pt" style:font-weight-asian="bold" style:font-size-complex="14pt" style:font-weight-complex="bold"/>
    </style:style>
    <style:style style:name="P68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>
        <style:tab-stops>
          <style:tab-stop style:position="0.3in"/>
        </style:tab-stops>
      </style:paragraph-properties>
      <style:text-properties style:text-position="0% 100%" style:font-name="Century Schoolbook L"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/>
    </style:style>
    <style:style style:name="T3" style:family="text">
      <style:text-properties style:text-position="super 58%" style:font-name="Arial" style:text-underline-style="none"/>
    </style:style>
    <style:style style:name="T4" style:family="text">
      <style:text-properties style:text-position="super 58%" style:font-size-asian="10.5pt"/>
    </style:style>
    <style:style style:name="T5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text-position="super 58%" style:font-name-asian="DejaVu Sans" style:font-name-complex="FreeSans"/>
    </style:style>
    <style:style style:name="T8" style:family="text">
      <style:text-properties style:text-position="super 58%" style:text-underline-style="none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Arial" style:text-underline-style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Arial"/>
    </style:style>
    <style:style style:name="T14" style:family="text">
      <style:text-properties style:text-position="0% 100%" style:font-name="Arial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Arial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text-position="0% 100%" style:font-name="Arial"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style:text-position="0% 100%" style:font-name="Century Schoolbook L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position="0% 100%" style:font-name="Century Schoolbook L1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URW Palladio L"/>
    </style:style>
    <style:style style:name="T23" style:family="text">
      <style:text-properties style:font-name="Standard Symbols L"/>
    </style:style>
    <style:style style:name="T24" style:family="text">
      <style:text-properties style:font-name="Standard Symbols L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font-name="Arial"/>
    </style:style>
    <style:style style:name="T2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Arial" fo:font-size="12pt" style:font-size-asian="12pt" style:font-size-complex="12pt"/>
    </style:style>
    <style:style style:name="T28" style:family="text">
      <style:text-properties style:font-name="Arial" fo:font-size="10pt" style:font-size-asian="10pt" style:font-size-complex="10pt"/>
    </style:style>
    <style:style style:name="T29" style:family="text">
      <style:text-properties style:font-name="Arial" fo:font-weight="normal" style:font-weight-asian="normal" style:font-weight-complex="normal"/>
    </style:style>
    <style:style style:name="T30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3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33" style:family="text">
      <style:text-properties style:font-name="Arial" fo:font-size="9pt" fo:font-weight="normal" style:font-size-asian="7.84999990463257pt" style:font-weight-asian="normal" style:font-size-complex="9pt" style:font-weight-complex="normal"/>
    </style:style>
    <style:style style:name="T34" style:family="text">
      <style:text-properties style:font-name="Arial" style:font-size-asian="12pt"/>
    </style:style>
    <style:style style:name="T35" style:family="text">
      <style:text-properties style:font-name="Arial" style:text-underline-style="none"/>
    </style:style>
    <style:style style:name="T36" style:family="text">
      <style:text-properties style:font-name="Arial" style:text-underline-style="none" fo:font-weight="bold" style:font-weight-asian="bold" style:font-weight-complex="bold"/>
    </style:style>
    <style:style style:name="T37" style:family="text">
      <style:text-properties style:font-name="Century Schoolbook L1"/>
    </style:style>
    <style:style style:name="T38" style:family="text">
      <style:text-properties style:font-name="Century Schoolbook L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Century Schoolbook L1" fo:font-size="12pt" style:font-size-asian="12pt" style:font-size-complex="12pt"/>
    </style:style>
    <style:style style:name="T40" style:family="text">
      <style:text-properties style:font-name="Century Schoolbook L1" style:font-size-asian="12pt"/>
    </style:style>
    <style:style style:name="T41" style:family="text">
      <style:text-properties style:font-name="Century Schoolbook L1" style:text-underline-style="none"/>
    </style:style>
    <style:style style:name="T42" style:family="text">
      <style:text-properties style:font-name="Century Schoolbook L1" style:text-underline-style="none" style:font-name-asian="Century Schoolbook L1" style:font-name-complex="Century Schoolbook L1"/>
    </style:style>
    <style:style style:name="T43" style:family="text">
      <style:text-properties style:font-name="Century Schoolbook L1" style:font-name-asian="Century Schoolbook L1" style:font-name-complex="Century Schoolbook L1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size="12pt" fo:font-weight="normal" style:font-size-asian="10.5pt" style:font-weight-asian="normal" style:font-size-complex="12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3366"/>
    </style:style>
    <style:style style:name="T49" style:family="text">
      <style:text-properties fo:color="#ff3366" style:text-position="0% 100%" style:font-name="Arial" fo:font-size="12pt" fo:font-weight="normal" style:font-size-asian="10.5pt" style:font-weight-asian="normal" style:font-size-complex="12pt" style:font-weight-complex="normal"/>
    </style:style>
    <style:style style:name="T50" style:family="text">
      <style:text-properties fo:color="#ff3366" style:text-position="super 58%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text-position="super 58%"/>
    </style:style>
    <style:style style:name="T53" style:family="text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T54" style:family="text">
      <style:text-properties style:font-size-asian="12pt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style:font-size-asian="10.5pt"/>
    </style:style>
    <style:style style:name="T57" style:family="text">
      <style:text-properties style:font-name="OpenSymbol1" style:font-name-asian="OpenSymbol1" style:font-name-complex="OpenSymbol1"/>
    </style:style>
    <style:style style:name="T58" style:family="text">
      <style:text-properties style:font-name-asian="DejaVu Sans" style:font-name-complex="FreeSans"/>
    </style:style>
    <style:style style:name="T59" style:family="text">
      <style:text-properties fo:font-size="11.5pt" style:font-size-asian="11.5pt" style:font-size-complex="11.5pt"/>
    </style:style>
    <style:style style:name="T60" style:family="text">
      <style:text-properties style:text-underline-style="none"/>
    </style:style>
    <style:style style:name="T61" style:family="text">
      <style:text-properties officeooo:rsid="0026c882"/>
    </style:style>
    <style:style style:name="T62" style:family="text">
      <style:text-properties officeooo:rsid="002e6a0a"/>
    </style:style>
    <style:style style:name="T63" style:family="text">
      <style:text-properties officeooo:rsid="000d34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Numbers for Computer Scientists</text:p>
      <text:p text:style-name="P1"/>
      <text:p text:style-name="P57">Copyright (C) <text:s/><text:span text:style-name="T61">2018</text:span> <text:s/><text:span text:style-name="T61">Floyd Holliday <text:s/>“Numbers for Computer Scientists”</text:span></text:p>
      <text:p text:style-name="P58"><text:s text:c="2"/>Permission is granted to copy, distribute and/or modify this document <text:span text:style-name="T62">under the terms</text:span></text:p>
      <text:p text:style-name="P58"><text:s text:c="2"/>of the GNU Free Documentation License, Version 1.3 <text:span text:style-name="T62">or any later version published</text:span></text:p>
      <text:p text:style-name="P58"><text:s text:c="2"/>by the Free Software Foundation; <text:span text:style-name="T62">with no Invariant Sections, no Front Cover Texts,</text:span></text:p>
      <text:p text:style-name="P58"><text:s text:c="2"/>and no Back-Cover Texts. <text:s/>A copy of the <text:span text:style-name="T61">GNU FDL</text:span> is <text:span text:style-name="T61">available here:</text:span></text:p>
      <text:p text:style-name="P56"><text:s text:c="2"/>https://www.gnu.org/licenses/fdl.html</text:p>
      <text:p text:style-name="P1"/>
      <text:p text:style-name="P1"/>
      <text:p text:style-name="P36">Chapter 1 <text:s/>Generic numbers</text:p>
      <text:p text:style-name="P1"/>
      <text:p text:style-name="P38">§1.1 Famous constants</text:p>
      <text:p text:style-name="P8"/>
      <text:p text:style-name="P5"><text:tab/>π <text:s/>= 3.14159265358979323846264338327950288419716939937510582097494459230 <text:tab/><text:span text:style-name="T55">(base 10)</text:span></text:p>
      <text:p text:style-name="P4"/>
      <text:p text:style-name="P6"><text:tab/>π <text:s/>= 11.001001000011111101101010100010001000010110100011 …<text:tab/><text:span text:style-name="T55">(base 2)</text:span></text:p>
      <text:p text:style-name="P4"/>
      <text:p text:style-name="P5"><text:tab/>π <text:s/>= 4000 C90F DAA2 2168 C235<text:tab/><text:span text:style-name="T55">(base 16, IEEE754 extended format)</text:span></text:p>
      <text:p text:style-name="P7"/>
      <text:p text:style-name="P5"><text:tab/>π <text:s/>= 4009 21FB 5444 2D18<text:tab/><text:span text:style-name="T55">(base 16, IEEE754 double format)</text:span></text:p>
      <text:p text:style-name="P7"/>
      <text:p text:style-name="P5"><text:tab/>e <text:s/>= <text:s/>2.71828182845904523536028747135266249775724709369995 … <text:tab/><text:span text:style-name="T55">[natural logarithm]</text:span></text:p>
      <text:p text:style-name="P4"/>
      <text:p text:style-name="P5"><text:tab/>e <text:s/>= <text:s/>4000 ADF8 5458 82BB 4A9B<text:tab/><text:span text:style-name="T55">(base 16, IEEE754 extended format)</text:span></text:p>
      <text:p text:style-name="P15"/>
      <text:p text:style-name="P5"><text:tab/>γ <text:s/>= <text:s/>0.57721566490153286060651209008240243104215933593992 …<text:tab/><text:span text:style-name="T55">[gamma]</text:span></text:p>
      <text:p text:style-name="P50"/>
      <text:p text:style-name="P2"/>
      <text:p text:style-name="P2"/>
      <text:p text:style-name="P2"/>
      <text:p text:style-name="P39">§1.2 Integers, Twos complement, n = number of bits</text:p>
      <text:p text:style-name="P2"/>
      <text:p text:style-name="P3"><text:tab/>Largest unsigned integer <text:s/>= <text:s/>2<text:span text:style-name="T1">n</text:span>-1</text:p>
      <text:p text:style-name="P3"/>
      <text:p text:style-name="P3"><text:tab/>Largest signed integer <text:s/>= <text:s/>2<text:span text:style-name="T1">n-1</text:span>-1</text:p>
      <text:p text:style-name="P3"/>
      <text:p text:style-name="P3"><text:tab/>Negative one = (-1)<text:span text:style-name="T9">10</text:span> <text:s/>= <text:s/>(n ones)<text:span text:style-name="T9">2</text:span></text:p>
      <text:p text:style-name="P2"/>
      <text:p text:style-name="P9"><text:tab/>Smallest signed integer = (-2<text:span text:style-name="T1">n-1</text:span>)<text:span text:style-name="T9">10</text:span></text:p>
      <text:p text:style-name="P2"/>
      <text:p text:style-name="P2"/>
      <text:p text:style-name="P2"/>
      <text:p text:style-name="P2"/>
      <text:p text:style-name="P39">§1.3 Integers, Twos complement, n = 64</text:p>
      <text:p text:style-name="P2"/>
      <text:p text:style-name="P3"><text:tab/>Largest unsigned integer = FFFF FFFF FFFF FFFF</text:p>
      <text:p text:style-name="P3"/>
      <text:p text:style-name="P3"><text:tab/>Largest signed integer <text:s/>= <text:s/>7FFF FFFF FFFF FFFF = <text:s/>+2<text:span text:style-name="T1">63</text:span>-1</text:p>
      <text:p text:style-name="P3"/>
      <text:p text:style-name="P3"><text:tab/>Negative one (signed) <text:s/>= <text:s/>FFFF FFFF FFFF FFFF = <text:s/>-1</text:p>
      <text:p text:style-name="P3"/>
      <text:p text:style-name="P3"><text:soft-page-break/><text:tab/>Smallest signed integer = 8000 0000 0000 0000 = <text:s/>-2<text:span text:style-name="T4">63</text:span></text:p>
      <text:p text:style-name="P13"/>
      <text:p text:style-name="P13"/>
      <text:p text:style-name="P39">§1.4 Integers, Twos complement, n = 128</text:p>
      <text:p text:style-name="P3"/>
      <text:p text:style-name="P45">Largest unsigned integer:</text:p>
      <text:p text:style-name="P45"><text:tab/>FFFF FFFF FFFF FFFF FFFF FFFF FFFF FFFF (8 groups) <text:s/>= 2<text:span text:style-name="T1">128</text:span>-1.</text:p>
      <text:p text:style-name="P45"/>
      <text:p text:style-name="P45">Largest signed integer:</text:p>
      <text:p text:style-name="P45"><text:tab/>7FFF FFFF FFFF FFFF FFFF FFFF FFFF FFFF (8 groups) <text:s/>= 2<text:span text:style-name="T1">127</text:span>-1.</text:p>
      <text:p text:style-name="P45"/>
      <text:p text:style-name="P45">Negative one (signed):</text:p>
      <text:p text:style-name="P45"><text:tab/>FFFF FFFF FFFF FFFF FFFF FFFF FFFF FFFF (8 groups) <text:s/>= <text:s/>-1.</text:p>
      <text:p text:style-name="P45"/>
      <text:p text:style-name="P45">Smallest signed integer:</text:p>
      <text:p text:style-name="P45"><text:tab/>8000 0000 0000 0000 0000 0000 0000 0000 (8 groups) <text:s/>= <text:s/>- 2<text:span text:style-name="T1">127</text:span> .</text:p>
      <text:p text:style-name="P3"/>
      <text:p text:style-name="P3"/>
      <text:p text:style-name="P3"/>
      <text:p text:style-name="P3"/>
      <text:p text:style-name="P3"/>
      <text:p text:style-name="P37">Chapter 2 <text:s/>Definitions</text:p>
      <text:p text:style-name="P10"/>
      <text:p text:style-name="P3"><text:span text:style-name="T11">Definition</text:span>: <text:s/>The base number b is equal to 1 minus the bias number.</text:p>
      <text:p text:style-name="P3"/>
      <text:p text:style-name="P3"><text:span text:style-name="T11">Definition</text:span>: <text:s/>Biased exponent and stored exponent are synonymous.</text:p>
      <text:p text:style-name="P3"/>
      <text:p text:style-name="P3"><text:span text:style-name="T11">Definition</text:span>: <text:s/>The biased exponent equals the true exponent plus the bias number.</text:p>
      <text:p text:style-name="P3"/>
      <text:p text:style-name="P3"/>
      <text:p text:style-name="P3"/>
      <text:p text:style-name="P3">Terminology: <text:s/>A group of hex digits consists of four digits, which equals one word. <text:s/>Thus, it can be said that one group equals one word.</text:p>
      <text:p text:style-name="P3"/>
      <text:p text:style-name="P12"/>
      <text:p text:style-name="P63">Chapter 2½ <text:s text:c="2"/>IEEE 754 Extended numbers <text:s/>– <text:s/>10-byte floats <text:s/>– <text:s/>Graphical View</text:p>
      <text:p text:style-name="P11"/>
      <text:p text:style-name="P12"/>
      <text:p text:style-name="P12">The classical number line modified to show extended numbers (not shown in true scale):</text:p>
      <text:p text:style-name="P12"/>
      <text:p text:style-name="P35"><text:span text:style-name="T30">[</text:span><text:span text:style-name="T16"> <text:s/>Negative nans <text:s/></text:span><text:span text:style-name="T30">]</text:span><text:span text:style-name="T32"> <text:s/></text:span><text:span text:style-name="T20">–</text:span><text:span text:style-name="T15"> </text:span><text:span text:style-name="T24">¥</text:span><text:span text:style-name="T32"> <text:s/></text:span><text:span text:style-name="T30">[</text:span><text:span text:style-name="T33"> <text:s/>Negative normals <text:s/>//////</text:span><text:span text:style-name="T31">]</text:span><text:span text:style-name="T32"> <text:s/></text:span><text:span text:style-name="T31">[</text:span><text:span text:style-name="T33"> <text:s/>Negative denormals <text:s/></text:span><text:span text:style-name="T31">]</text:span><text:span text:style-name="T33"> <text:s/>0.0 <text:s/></text:span><text:span text:style-name="T31">[</text:span><text:span text:style-name="T33"> <text:s/>Positive denormals <text:s/></text:span><text:span text:style-name="T31">]</text:span><text:span text:style-name="T33"> <text:s/></text:span><text:span text:style-name="T31">[</text:span><text:span text:style-name="T33"> ////// <text:s/>Positive normals <text:s/></text:span><text:span text:style-name="T31">]</text:span><text:span text:style-name="T33"> <text:s/></text:span><text:span text:style-name="T32"><text:s/></text:span><text:span text:style-name="T20">+</text:span><text:span text:style-name="T15"> </text:span><text:span text:style-name="T24">¥</text:span><text:span text:style-name="T32"> <text:s text:c="2"/></text:span><text:span text:style-name="T31">[ <text:s/></text:span><text:span text:style-name="T33">Positive nans <text:s/></text:span><text:span text:style-name="T31">]</text:span></text:p>
      <text:p text:style-name="P14">a <text:s text:c="25"/>b <text:s text:c="4"/>c <text:s text:c="3"/>d <text:s text:c="30"/>e <text:s text:c="4"/>f <text:s/>g <text:s text:c="34"/>h <text:s text:c="3"/>I <text:s text:c="3"/>j <text:s text:c="34"/>k <text:s text:c="2"/>l <text:s text:c="6"/>m <text:s text:c="27"/>n <text:s text:c="3"/>o <text:s text:c="5"/>p <text:s text:c="24"/>q</text:p>
      <text:p text:style-name="P12"/>
      <text:p text:style-name="P12">Names of specific values:</text:p>
      <text:p text:style-name="P12">a: <text:s/>smallest negative nan</text:p>
      <text:p text:style-name="P12">b: <text:s/>largest negative nan</text:p>
      <text:p text:style-name="P12">c: <text:s/>negative infinity</text:p>
      <text:p text:style-name="P12">d: <text:s/>smallest negative normal</text:p>
      <text:p text:style-name="P12">e: <text:s/>smallest negative pseudo denormal number</text:p>
      <text:p text:style-name="P12">f: <text:s/>largest negative normal number = largest negative pseudo denormal number</text:p>
      <text:p text:style-name="P12">g: <text:s/>smallest negative denormal number</text:p>
      <text:p text:style-name="P12">h: <text:s/>largest negative denormal number</text:p>
      <text:p text:style-name="P12">i: <text:s/>zero</text:p>
      <text:p text:style-name="P12">j: <text:s/>smallest positive denormal number</text:p>
      <text:p text:style-name="P12">k: <text:s/>largest positive denormal number</text:p>
      <text:p text:style-name="P12">l: <text:s/>smallest positive normal number <text:s/>= <text:s/>smallest positive pseudo denormal number</text:p>
      <text:p text:style-name="P12">m: <text:s/>largest positive pseudo denormal number</text:p>
      <text:p text:style-name="P12">n: <text:s/>largest positive normal number</text:p>
      <text:p text:style-name="P12">o: <text:s/>positive infinity</text:p>
      <text:p text:style-name="P12">p: <text:s/>smallest positive nan</text:p>
      <text:p text:style-name="P12">q: <text:s/>largest positive nan</text:p>
      <text:p text:style-name="P12"/>
      <text:p text:style-name="P12">The slash marks, //////, indicate where pseudo denormal numbers overlap with ordinary normal numbers. <text:s/>Specifically, the positive pseudo denormal numbers overlap with the low-end of the positive normal numbers. <text:s/>Also, the negative pseudo denormal numbers overlap with the high-end of the negative normal numbers. <text:s/>All pseudo denormal numbers lie in the two regions indicated by slash marks.</text:p>
      <text:p text:style-name="P60">Chapter 3 <text:s text:c="2"/>IEEE 754 Extended numbers <text:s/>– <text:s/>10-byte floats</text:p>
      <text:p text:style-name="P3"/>
      <text:p text:style-name="P2"/>
      <text:p text:style-name="P65">§3.1 Important numbers</text:p>
      <text:p text:style-name="P3"/>
      <text:p text:style-name="P3">Extended numbers are often called 10-byte float numbers.</text:p>
      <text:p text:style-name="P3"/>
      <text:p text:style-name="P3">Bias number = 3FFF <text:s text:c="2"/>= <text:s text:c="2"/>16383 <text:s/>= <text:s text:c="2"/>(2<text:span text:style-name="T1">14</text:span> - 1)</text:p>
      <text:p text:style-name="P3"/>
      <text:p text:style-name="P3">Base number = 4002 <text:s/>= <text:s/>-16382 <text:s/>= <text:s/>-(2<text:span text:style-name="T1">14</text:span> - 2)</text:p>
      <text:p text:style-name="P3"/>
      <text:p text:style-name="P3"/>
      <text:p text:style-name="P65">§3.2 Exponents</text:p>
      <text:p text:style-name="P3"/>
      <text:p text:style-name="P3">Range of true exponents for normal numbers: <text:s/>[-16382 .. +16383]</text:p>
      <text:p text:style-name="P3"/>
      <text:p text:style-name="P3">Range of stored exponents for normal numbers: <text:s text:c="3"/>[+1 .. +32766]</text:p>
      <text:p text:style-name="P3"/>
      <text:p text:style-name="P3">Stored exponent of 0.0 <text:s/>= <text:s/>0<text:span text:style-name="T9">10</text:span> <text:s/>= <text:s/>(000 0000 0000 0000)<text:span text:style-name="T9">2</text:span></text:p>
      <text:p text:style-name="P18"/>
      <text:p text:style-name="P3"><text:span text:style-name="T12">Stored exponent of denormals <text:s/>= <text:s/>0</text:span><text:span text:style-name="T9">10</text:span><text:span text:style-name="T12"> <text:s/>= <text:s/>(000 0000 0000 0000)</text:span><text:span text:style-name="T9">2</text:span><text:span text:style-name="T12"> <text:s/>= <text:s/>(0000)</text:span><text:span text:style-name="T9">16</text:span></text:p>
      <text:p text:style-name="P18"/>
      <text:p text:style-name="P18">Effective exponent of denormals <text:s/>= <text:s/>base number <text:s/>= <text:s/>-16382</text:p>
      <text:p text:style-name="P18"/>
      <text:p text:style-name="P18">Stored exponent of both infinities and all nans <text:s/>= <text:s/>+32767 <text:s/>= <text:s/>7FFF</text:p>
      <text:p text:style-name="P18"/>
      <text:p text:style-name="P3"><text:span text:style-name="T12">Effective exponent of both infinities and all nans <text:s/>= <text:s/>+16384 <text:s text:c="2"/>= <text:s/>(4000)</text:span><text:span text:style-name="T9">16</text:span></text:p>
      <text:p text:style-name="P18"/>
      <text:p text:style-name="P18"/>
      <text:p text:style-name="P33">§3.3 <text:s/>Significands</text:p>
      <text:p text:style-name="P18"/>
      <text:p text:style-name="P18">The stored significand holds 64 bits. <text:s/>The complete mathematical significand including the single bit on the left side of the radix point will be stored in the significand. <text:s/>The bit on the left side of the radix point will be stored in position number 63. <text:s/>That bit has a special status as follows.</text:p>
      <text:p text:style-name="P18"/>
      <text:p text:style-name="P18">For zero bit #63 is 0.</text:p>
      <text:p text:style-name="P18"/>
      <text:p text:style-name="P3">For ordinary denormal numbers bit #63 is 0.</text:p>
      <text:p text:style-name="P3"/>
      <text:p text:style-name="P3">For pseudo denormal numbers bit #63 is 1. <text:s/>Pseudo denormal numbers are not generated by the CPU, and furthermore, they overlap the low end of the normal numbers.</text:p>
      <text:p text:style-name="P3"/>
      <text:p text:style-name="P3">For normal numbers bit #63 is 1.</text:p>
      <text:p text:style-name="P3"/>
      <text:p text:style-name="P3">If bit #63 of a normal number is artificially changed to 0 then that number is an error.</text:p>
      <text:p text:style-name="P3"/>
      <text:p text:style-name="P18"><text:soft-page-break/>For infinities and nans bit #63 is 1. <text:s/>If bit #63 is 0 then the number is an error.</text:p>
      <text:p text:style-name="P18"/>
      <text:p text:style-name="P18">Source: The famous tutorial by author Ray Filiatreault</text:p>
      <text:p text:style-name="P18"/>
      <text:p text:style-name="P18"/>
      <text:p text:style-name="P18"><text:span text:style-name="T53">§3.4 The denormal numbers</text:span> – more recently called subnormal numbers</text:p>
      <text:p text:style-name="P18"/>
      <text:p text:style-name="P30">§3.4.1 Basics</text:p>
      <text:p text:style-name="P18"/>
      <text:p text:style-name="P18">These are genuine denormals and include a 0 in bit position #63.</text:p>
      <text:p text:style-name="P18"/>
      <text:p text:style-name="P18"/>
      <text:p text:style-name="P30">§3.4.2 <text:s/>Smallest positive denormal number</text:p>
      <text:p text:style-name="P18"/>
      <text:p text:style-name="P18">Smallest positive denormal <text:s/>= <text:s/>0000 0000 0000 0000 0001</text:p>
      <text:p text:style-name="P18"/>
      <text:p text:style-name="P18">Since this is a denormal number the base number, -16382, is the initial exponent.</text:p>
      <text:p text:style-name="P18"/>
      <text:p text:style-name="P18">Significand = 0.000 0000 … 0001 = <draw:frame draw:style-name="fr1" draw:name="Object9" text:anchor-type="as-char" svg:y="-0.2681in" svg:width="0.4201in" svg:height="0.4374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. <text:s/>There are 62 consecutive zeros between the point and the 1 on the right. <text:s/>All 64 binary digits are stored.</text:p>
      <text:p text:style-name="P18"/>
      <text:p text:style-name="P18">Therefore, putting it all together, the smallest positive denormal number is</text:p>
      <text:p text:style-name="P18"/>
      <text:p text:style-name="P18"><draw:frame draw:style-name="fr1" draw:name="Object10" text:anchor-type="as-char" svg:y="-0.2681in" svg:width="0.4201in" svg:height="0.4374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x 2<text:span text:style-name="T1">-16382</text:span> <text:s/>= <text:s/>2<text:span text:style-name="T1">-63</text:span> x 2<text:span text:style-name="T1">-16382</text:span> <text:s/>= <text:s/>2<text:span text:style-name="T1">-16445</text:span>.</text:p>
      <text:p text:style-name="P18"/>
      <text:p text:style-name="P18"/>
      <text:p text:style-name="P30">§3.4.3 <text:s/>Largest denormal number (positive)</text:p>
      <text:p text:style-name="P18"/>
      <text:p text:style-name="P18">Largest positive (genuine) denormal <text:s/>= <text:s/>0000 7FFF FFFF FFFF FFFF</text:p>
      <text:p text:style-name="P18">This (genuine) denormal has a 0 in position of bit #63 from the right.</text:p>
      <text:p text:style-name="P18"/>
      <text:p text:style-name="P18">This number is 0.111111 … 1 x 2<text:span text:style-name="T1">-18362</text:span> where there are 63 consecutive ones</text:p>
      <text:p text:style-name="P18"/>
      <text:p text:style-name="P35"><text:span text:style-name="T13">= <text:s/></text:span><text:span text:style-name="T13"><draw:frame draw:style-name="fr1" draw:name="Object1" text:anchor-type="as-char" svg:y="-0.2807in" svg:width="0.589in" svg:height="0.4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x 2</text:span><text:span text:style-name="T2">-16382</text:span><text:span text:style-name="T13"> <text:s/>= <text:s/></text:span><text:span text:style-name="T13"><draw:frame draw:style-name="fr1" draw:name="Object2" text:anchor-type="as-char" svg:y="-0.2807in" svg:width="0.8437in" svg:height="0.4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3">x 2</text:span><text:span text:style-name="T2">-16382</text:span><text:span text:style-name="T13"> <text:s/>= <text:s/></text:span><text:span text:style-name="T13"><draw:frame draw:style-name="fr1" draw:name="Object3" text:anchor-type="as-char" svg:y="-0.4965in" svg:width="0.9264in" svg:height="0.895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3">x 2</text:span><text:span text:style-name="T2">-16382</text:span><text:span text:style-name="T13"> <text:s/>= <text:s/></text:span><text:span text:style-name="T13"><draw:frame draw:style-name="fr1" draw:name="Object4" text:anchor-type="as-char" svg:y="-0.289in" svg:width="0.7535in" svg:height="0.479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3">x 2</text:span><text:span text:style-name="T2">-16382</text:span></text:p>
      <text:p text:style-name="P18"/>
      <text:p text:style-name="P18"/>
      <text:p text:style-name="P30">§3.4.4 <text:s/>Smallest denormal number (negative)</text:p>
      <text:p text:style-name="P25"/>
      <text:p text:style-name="P25">The smallest denormal number is the arithmetic negative of the largest denormal number (§3.4.3). <text:s/>Therefore, the smallest denormal number is </text:p>
      <text:p text:style-name="P25">8<text:span text:style-name="T25">000 7FFF FFFF FFFF FFFF = <text:s/></text:span><text:span text:style-name="T37">–</text:span><text:span text:style-name="T25"> </text:span><text:span text:style-name="T25"><draw:frame draw:style-name="fr1" draw:name="Object47" text:anchor-type="as-char" svg:y="-0.289in" svg:width="0.7535in" svg:height="0.4799in" draw:z-index="13"><draw:object xlink:href="./Object 50" xlink:type="simple" xlink:show="embed" xlink:actuate="onLoad"/><draw:image xlink:href="./ObjectReplacements/Object 50" xlink:type="simple" xlink:show="embed" xlink:actuate="onLoad"/></draw:frame></text:span><text:span text:style-name="T25">x 2</text:span><text:span text:style-name="T2">-16382</text:span><text:span text:style-name="T25">.</text:span></text:p>
      <text:p text:style-name="P25"><text:soft-page-break/></text:p>
      <text:p text:style-name="P25">Another way to arrive at the same value is the following.</text:p>
      <text:p text:style-name="P25"/>
      <text:p text:style-name="P25">Let N be the smallest denormal number. <text:s/>Then N is the negative denormal number furtherest from zero. <text:s/>Such a number has these properties:</text:p>
      <text:p text:style-name="P46">sign bit = 1</text:p>
      <text:p text:style-name="P46">stored exponent = 0 .. 0 <text:s/>(15 zeros)</text:p>
      <text:p text:style-name="P46">true exponent = -16382</text:p>
      <text:p text:style-name="P46">stored significand = 0111 … 1 (zero followed by 63 ones)</text:p>
      <text:p text:style-name="P1"/>
      <text:p text:style-name="P1">Therefore, N = 1000 0000 0000 0000 0111 1111 1111 … 1111 (63 consecutive ones)</text:p>
      <text:p text:style-name="P1"/>
      <text:p text:style-name="P1">= 8000 7FFF FFFF FFFF FFFF</text:p>
      <text:p text:style-name="P1"/>
      <text:p text:style-name="P1">= <text:span text:style-name="T19">–</text:span> 0.111 … 1 x 2<text:span text:style-name="T1">-16382</text:span><text:span text:style-name="T12"> (63 ones right of the point) </text:span></text:p>
      <text:p text:style-name="P17"/>
      <text:p text:style-name="P1"><text:span text:style-name="T12">= </text:span><text:span text:style-name="T19">–</text:span><text:span text:style-name="T12"> 1.111 … 1 x 2</text:span><text:span text:style-name="T1">-16383</text:span><text:span text:style-name="T12"> (62 ones right of the point)</text:span></text:p>
      <text:p text:style-name="P17"/>
      <text:p text:style-name="P1"><text:span text:style-name="T12">= </text:span><text:span text:style-name="T19">–</text:span><text:span text:style-name="T12"> </text:span><text:span text:style-name="T12"><draw:frame draw:style-name="fr1" draw:name="Object36" text:anchor-type="as-char" svg:y="-0.2807in" svg:width="0.5898in" svg:height="0.4508in" draw:z-index="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">x 2</text:span><text:span text:style-name="T1">-16383</text:span><text:span text:style-name="T12"> <text:s text:c="2"/>= </text:span><text:span text:style-name="T19">–</text:span><text:span text:style-name="T12"> </text:span><text:span text:style-name="T12"><draw:frame draw:style-name="fr1" draw:name="Object37" text:anchor-type="as-char" svg:y="-0.498in" svg:width="0.6701in" svg:height="0.8965in" draw:z-index="7"><draw:object xlink:href="./Object 37" xlink:type="simple" xlink:show="embed" xlink:actuate="onLoad"/><draw:image xlink:href="./ObjectReplacements/Object 37" xlink:type="simple" xlink:show="embed" xlink:actuate="onLoad"/></draw:frame></text:span><text:span text:style-name="T12">x 2</text:span><text:span text:style-name="T1">-16383</text:span></text:p>
      <text:p text:style-name="P17"/>
      <text:p text:style-name="P1"><text:span text:style-name="T12">= </text:span><text:span text:style-name="T19">–</text:span><text:span text:style-name="T12"> </text:span><text:span text:style-name="T12"><draw:frame draw:style-name="fr1" draw:name="Object38" text:anchor-type="as-char" svg:y="-0.2902in" svg:width="0.7543in" svg:height="0.4819in" draw:z-index="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x 2 x 2</text:span><text:span text:style-name="T1">-16383</text:span><text:span text:style-name="T17"> <text:s text:c="2"/>= </text:span><text:span text:style-name="T19">–</text:span><text:span text:style-name="T17"> </text:span><text:span text:style-name="T17"><draw:frame draw:style-name="fr1" draw:name="Object35" text:anchor-type="as-char" svg:y="-0.2902in" svg:width="0.7543in" svg:height="0.4819in" draw:z-index="14"><draw:object xlink:href="./Object 35" xlink:type="simple" xlink:show="embed" xlink:actuate="onLoad"/><draw:image xlink:href="./ObjectReplacements/Object 35" xlink:type="simple" xlink:show="embed" xlink:actuate="onLoad"/></draw:frame></text:span><text:span text:style-name="T17">x 2</text:span><text:span text:style-name="T5">-16382</text:span><text:span text:style-name="T17">. <text:s/>Again, the result is the same.</text:span></text:p>
      <text:p text:style-name="P25"/>
      <text:p text:style-name="P25"/>
      <text:p text:style-name="P30">§3.4.5 <text:s/>Largest negative denormal number</text:p>
      <text:p text:style-name="P25"/>
      <text:p text:style-name="P25">This number is the arithmetic negative of smallest positive denormal number (§3.4.2). <text:s/>Therefore, the largest negative denormal number is </text:p>
      <text:p text:style-name="P25"/>
      <text:p text:style-name="P25">8000 0000 0000 0000 0001 <text:s/>= <text:s/><text:span text:style-name="T37">–</text:span>2<text:span text:style-name="T1">-16445</text:span>.</text:p>
      <text:p text:style-name="P25"/>
      <text:p text:style-name="P25">Another way to arrive at the same value is the following.</text:p>
      <text:p text:style-name="P25"/>
      <text:p text:style-name="P25"/>
      <text:p text:style-name="P25">Let N be this number. <text:s/>Then N is the negative denormal number closest to zero. <text:s/>Such a number has these properties:</text:p>
      <text:p text:style-name="P49">sign bit = 1</text:p>
      <text:p text:style-name="P49">stored exponent = 0 .. 0 <text:s/>(15 zeros)</text:p>
      <text:p text:style-name="P49">true exponent = -16382</text:p>
      <text:p text:style-name="P49">stored significand = 0000 … 0001 (63 zeros followed by a single one)</text:p>
      <text:p text:style-name="P25"/>
      <text:p text:style-name="P25">Therefore, N = 1000 0000 0000 0000 … 0001 (a pair of ones with 78 zeros between them)</text:p>
      <text:p text:style-name="P25"/>
      <text:p text:style-name="P25">= 8000 0000 0000 0000 0001</text:p>
      <text:p text:style-name="P25"/>
      <text:p text:style-name="P25"><text:soft-page-break/>= <text:span text:style-name="T37">–</text:span> 0.0000000 … 01 x 2<text:span text:style-name="T1">-16382</text:span> (62 zeros between the point and the 1)</text:p>
      <text:p text:style-name="P25"/>
      <text:p text:style-name="P25">= <text:span text:style-name="T37">–</text:span> 1.0 x 2<text:span text:style-name="T1">-16382-63</text:span> <text:s/>= <text:s/><text:span text:style-name="T37">–</text:span> 2<text:span text:style-name="T1">-16445</text:span>. <text:s/>Again, the result is the same.</text:p>
      <text:p text:style-name="P25"/>
      <text:p text:style-name="P25"/>
      <text:p text:style-name="P32">§3.5 The pseudo denormal numbers</text:p>
      <text:p text:style-name="P18"/>
      <text:p text:style-name="P30">§3.5.1 <text:s/>Basics</text:p>
      <text:p text:style-name="P25"/>
      <text:p text:style-name="P25">A pseudo denormal number is a number that meets the criteria for classification as an ordinary denormal except that bit 63 is 1 rather than the standard 0. <text:s/>The remaining bits of the significand may be any values. <text:s/>Pseudo denormal numbers are not generated by modern X86 CPUs, but may be introduced by software. <text:s/>The CPU will correctly interpret the value of a pseudo denormal number, but, as stated before, will not create a new pseudo denormal number as a result of executing an instruction.</text:p>
      <text:p text:style-name="P25"/>
      <text:p text:style-name="P25"/>
      <text:p text:style-name="P30">§3.5.2 <text:s/>Smallest positive pseudo denormal</text:p>
      <text:p text:style-name="P18"/>
      <text:p text:style-name="P18">The properties of the smallest positive pseudo denormal number are these:</text:p>
      <text:p text:style-name="P47">sign bit = 0</text:p>
      <text:p text:style-name="P47">stored exponent = 000 0000 0000 0000 (15 zeros)</text:p>
      <text:p text:style-name="P47">stored significand = 1 followed by 63 zeros = 8000 0000 0000 0000</text:p>
      <text:p text:style-name="P47">true exponent = <text:s/>-16382</text:p>
      <text:p text:style-name="P18">Therefore, the number is 0000 8000 0000 0000 0000, which equals 1.0 x 2<text:span text:style-name="T1">-16382</text:span>, and the latter value is exactly the smallest positive normal number. <text:s/>This facts supports the assertion that the pseudo denormal numbers are a subset of the normal numbers.</text:p>
      <text:p text:style-name="P18"/>
      <text:p text:style-name="P18"/>
      <text:p text:style-name="P30">§3.5.3 <text:s/>Largest positive pseudo denormal</text:p>
      <text:p text:style-name="P18"/>
      <text:p text:style-name="P18">A pseudo denormal has a 1 in position of bit #63. <text:s/>All CPUs after the 80386 will not generate a pseudo denormal number from a math operation, but all such CPUs will properly interpret such a number if is received from an external source such as user input.</text:p>
      <text:p text:style-name="P18"/>
      <text:p text:style-name="P18"/>
      <text:p text:style-name="P18">Largest positive pseudo denormal <text:s/>= <text:s/>0000 FFFF FFFF FFFF FFFF</text:p>
      <text:p text:style-name="P18"/>
      <text:p text:style-name="P18">Clearly, the largest positive pseudo denormal has significand = </text:p>
      <text:p text:style-name="P18">1.111 … 1111 <text:s/>(64 ones) = <draw:frame draw:style-name="fr1" draw:name="Object24" text:anchor-type="as-char" svg:y="-0.2807in" svg:width="0.5898in" svg:height="0.4508in" draw:z-index="9"><draw:object xlink:href="./Object 24" xlink:type="simple" xlink:show="embed" xlink:actuate="onLoad"/><draw:image xlink:href="./ObjectReplacements/Object 24" xlink:type="simple" xlink:show="embed" xlink:actuate="onLoad"/><svg:desc>formula</svg:desc></draw:frame><text:s/>= <draw:frame draw:style-name="fr1" draw:name="Object25" text:anchor-type="as-char" svg:y="-0.498in" svg:width="0.6728in" svg:height="0.8965in" draw:z-index="15"><draw:object xlink:href="./Object 25" xlink:type="simple" xlink:show="embed" xlink:actuate="onLoad"/><draw:image xlink:href="./ObjectReplacements/Object 25" xlink:type="simple" xlink:show="embed" xlink:actuate="onLoad"/><svg:desc>formula</svg:desc></draw:frame><text:s/>= <draw:frame draw:style-name="fr1" draw:name="Object27" text:anchor-type="as-char" svg:y="-0.498in" svg:width="0.6728in" svg:height="0.8965in" draw:z-index="16"><draw:object xlink:href="./Object 27" xlink:type="simple" xlink:show="embed" xlink:actuate="onLoad"/><draw:image xlink:href="./ObjectReplacements/Object 27" xlink:type="simple" xlink:show="embed" xlink:actuate="onLoad"/><svg:desc>formula</svg:desc></draw:frame><text:s/>= <draw:frame draw:style-name="fr1" draw:name="Object28" text:anchor-type="as-char" svg:y="-0.2902in" svg:width="0.7571in" svg:height="0.4819in" draw:z-index="17"><draw:object xlink:href="./Object 28" xlink:type="simple" xlink:show="embed" xlink:actuate="onLoad"/><draw:image xlink:href="./ObjectReplacements/Object 28" xlink:type="simple" xlink:show="embed" xlink:actuate="onLoad"/><svg:desc>formula</svg:desc></draw:frame><text:s/>x 2. <text:s/>Therefore, the largest positive pseudo denormal is</text:p>
      <text:p text:style-name="P18"/>
      <text:p text:style-name="P18"><draw:frame draw:style-name="fr1" draw:name="Object31" text:anchor-type="as-char" svg:y="-0.2902in" svg:width="0.7571in" svg:height="0.4819in" draw:z-index="18"><draw:object xlink:href="./Object 31" xlink:type="simple" xlink:show="embed" xlink:actuate="onLoad"/><draw:image xlink:href="./ObjectReplacements/Object 31" xlink:type="simple" xlink:show="embed" xlink:actuate="onLoad"/><svg:desc>formula</svg:desc></draw:frame>x 2 x 2<text:span text:style-name="T1">-16382</text:span> <text:s/>= <text:s/><draw:frame draw:style-name="fr1" draw:name="Object32" text:anchor-type="as-char" svg:y="-0.2902in" svg:width="0.7571in" svg:height="0.4819in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x <text:s/>2<text:span text:style-name="T1">-16381</text:span></text:p>
      <text:p text:style-name="P18"/>
      <text:p text:style-name="P18"><text:soft-page-break/></text:p>
      <text:p text:style-name="P30">§3.5.4 <text:s/>Smallest pseudo denormal number (negative)</text:p>
      <text:p text:style-name="P18"/>
      <text:p text:style-name="P18">Under development</text:p>
      <text:p text:style-name="P18"/>
      <text:p text:style-name="P18"/>
      <text:p text:style-name="P30">§3.5.5 <text:s/>Largest negative pseudo denormal number</text:p>
      <text:p text:style-name="P18"/>
      <text:p text:style-name="P18">Under development</text:p>
      <text:p text:style-name="P18"/>
      <text:p text:style-name="P18"/>
      <text:p text:style-name="P30">§3.5.6 <text:s/>Pseudo denormals overlap the normal numbers</text:p>
      <text:p text:style-name="P18"/>
      <text:p text:style-name="P18">Demonstration: <text:s/>Any pseudo denormal number has a general form: 1.yyy...yyyyy <text:s/>x <text:s/>2<text:span text:style-name="T1">-16382</text:span> where the y's are 63 arbitrary bits. <text:s/>From this it follows that </text:p>
      <text:p text:style-name="P18">1.yyy...yyyyy <text:s/>x <text:s/>2<text:span text:style-name="T1">-16382</text:span> <text:span text:style-name="T22">≥</text:span> 1.0 <text:s/>x <text:s/>2<text:span text:style-name="T1">-16382</text:span> = 2<text:span text:style-name="T1">-16382</text:span></text:p>
      <text:p text:style-name="P18"/>
      <text:p text:style-name="P18">The value on the right is the smallest normal number. <text:s/>Hence, all pseudo denormal numbers fall in the range of normal numbers, which is clearly undesirable. <text:s/>There is no surprise that modern CPUs do not generate pseudo denormal numbers because they already exist as normal numbers.</text:p>
      <text:p text:style-name="P18"/>
      <text:p text:style-name="P22"/>
      <text:p text:style-name="P40">§3.6 <text:s/>The normal numbers</text:p>
      <text:p text:style-name="P18"/>
      <text:p text:style-name="P30">§3.6.1 <text:s/>Basics</text:p>
      <text:p text:style-name="P18"/>
      <text:p text:style-name="P18">These numbers must have a 1 in bit position #63. <text:s/>There are no hidden bits with EFP numbers. <text:s/>A “normal” number with a 0 in bit position #63 is an error, and should not occur.</text:p>
      <text:p text:style-name="P18"/>
      <text:p text:style-name="P18"/>
      <text:p text:style-name="P30">§3.6.2 <text:s/>The smallest positive normal number</text:p>
      <text:p text:style-name="P18"/>
      <text:p text:style-name="P18">The stored exponent is the smallest integer greater than the exponent used by the denormal numbers, namely: 0001.</text:p>
      <text:p text:style-name="P18"/>
      <text:p text:style-name="P18">The stored significand is the smallest 64 bit integer provided that bit #63 is 1. <text:s/>Therefore, the smallest positive normal <text:s/>= <text:s text:c="2"/>0001 8000 0000 0000 0000 <text:s/>= <text:s/>1.0 x 2<text:span text:style-name="T1">-16382</text:span> = 2<text:span text:style-name="T1">-16382</text:span></text:p>
      <text:p text:style-name="P18"/>
      <text:p text:style-name="P18"/>
      <text:p text:style-name="P30">§3.6.3 <text:s/>The largest normal number (positive)</text:p>
      <text:p text:style-name="P18"/>
      <text:p text:style-name="P18">Largest positive normal <text:s/>= <text:s text:c="2"/>7FFE FFFF FFFF FFFF FFFF</text:p>
      <text:p text:style-name="P18"/>
      <text:p text:style-name="P18">The stored exponent is 7FFE = 0111 1111 1111 1110 = <text:s/>2<text:span text:style-name="T1">15</text:span> - 2 <text:s/>= 32766</text:p>
      <text:p text:style-name="P18">By subtracting the bias number one obtains the true exponent: <text:s/>16383</text:p>
      <text:p text:style-name="P18"/>
      <text:p text:style-name="P18">The significand is 1.111 1111 … 1111 [64 ones] <text:s/>= <text:s/><draw:frame draw:style-name="fr1" draw:name="Object11" text:anchor-type="as-char" svg:y="-0.2807in" svg:width="0.5898in" svg:height="0.4508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8"/>
      <text:p text:style-name="P18">Now put the two parts together and find that the largest positive normal number is</text:p>
      <text:p text:style-name="P18"/>
      <text:p text:style-name="P18"><draw:frame draw:style-name="fr1" draw:name="Object12" text:anchor-type="as-char" svg:y="-0.2807in" svg:width="0.5898in" svg:height="0.4508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x 2<text:span text:style-name="T1">16383</text:span> = <draw:frame draw:style-name="fr1" draw:name="Object13" text:anchor-type="as-char" svg:y="-0.498in" svg:width="0.6728in" svg:height="0.8965in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x 2<text:span text:style-name="T1">16383</text:span> = <draw:frame draw:style-name="fr1" draw:name="Object14" text:anchor-type="as-char" svg:y="-0.2902in" svg:width="0.7571in" svg:height="0.4819in" draw:z-index="23"><draw:object xlink:href="./Object 14" xlink:type="simple" xlink:show="embed" xlink:actuate="onLoad"/><draw:image xlink:href="./ObjectReplacements/Object 14" xlink:type="simple" xlink:show="embed" xlink:actuate="onLoad"/></draw:frame><text:s/>x 2 x 2<text:span text:style-name="T1">16383</text:span> = <text:s/><draw:frame draw:style-name="fr1" draw:name="Object15" text:anchor-type="as-char" svg:y="-0.2902in" svg:width="0.7571in" svg:height="0.4819in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text:s/>x 2<text:span text:style-name="T1">16384</text:span></text:p>
      <text:p text:style-name="P18"/>
      <text:p text:style-name="P18"/>
      <text:p text:style-name="P30">§3.6.4 <text:s/>The smallest normal number (negative)</text:p>
      <text:p text:style-name="P18"/>
      <text:p text:style-name="P18">This number is simply the negative of the number in <text:span text:style-name="T44">§3.6.3. <text:s/>Therefore, simply change the sign bit to be 1. <text:s/>The result is:</text:span></text:p>
      <text:p text:style-name="P25"/>
      <text:p text:style-name="P18"><text:span text:style-name="T44">Smallest negative normal number <text:s/>= <text:s/>FFFE FFFF FFFF FFFF FFFF <text:s/>= <text:s/></text:span><text:span text:style-name="T38">–</text:span><text:span text:style-name="T44"><draw:frame draw:style-name="fr1" draw:name="Object45" text:anchor-type="as-char" svg:y="-0.2902in" svg:width="0.7571in" svg:height="0.4819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44"> x 2</text:span><text:span text:style-name="T5">16384</text:span><text:span text:style-name="T44">.</text:span></text:p>
      <text:p text:style-name="P18"/>
      <text:p text:style-name="P18"/>
      <text:p text:style-name="P30">§3.6.5 <text:s/>The largest negative normal number</text:p>
      <text:p text:style-name="P18"/>
      <text:p text:style-name="P18">This number is simply the negative of the number in<text:span text:style-name="T47"> </text:span><text:span text:style-name="T44">§3.6.2. <text:s/>Therefore, simply change the sign </text:span><text:soft-page-break/><text:span text:style-name="T44">bit to be 1. <text:s/>The result is:</text:span></text:p>
      <text:p text:style-name="P25"/>
      <text:p text:style-name="P18"><text:span text:style-name="T47">Large</text:span>st negative normal number <text:s/>= <text:s/>8001 8000 0000 0000 0000 <text:s/>= <text:s/><text:span text:style-name="T38">–</text:span> 2<text:span text:style-name="T1">-16382</text:span>.</text:p>
      <text:p text:style-name="P18"/>
      <text:p text:style-name="P18"/>
      <text:p text:style-name="P30">§3.6.6 <text:s/>What normal number equals the largest pseudo denormal number?</text:p>
      <text:p text:style-name="P20"/>
      <text:p text:style-name="P20">In section <text:span text:style-name="T46">§3.5.3 <text:s/>it is computed that the largest positive pseudo denormal number is </text:span></text:p>
      <text:p text:style-name="P20"><text:span text:style-name="T46">0000 FFFF FFFF FFFF FFFF <text:s/>= <text:s/></text:span><text:span text:style-name="T46"><draw:frame draw:style-name="fr1" draw:name="Object39" text:anchor-type="as-char" svg:y="-0.2902in" svg:width="0.7571in" svg:height="0.4819in" draw:z-index="26"><draw:object xlink:href="./Object 39" xlink:type="simple" xlink:show="embed" xlink:actuate="onLoad"/><draw:image xlink:href="./ObjectReplacements/Object 39" xlink:type="simple" xlink:show="embed" xlink:actuate="onLoad"/></draw:frame></text:span><text:span text:style-name="T46">x <text:s/>2</text:span><text:span text:style-name="T6">-16381</text:span><text:span text:style-name="T46"> .</text:span></text:p>
      <text:p text:style-name="P25">Now construct the following normal number:</text:p>
      <text:p text:style-name="P48">sign bit = 0</text:p>
      <text:p text:style-name="P48">significand = 1.1111111111 … 1 <text:s/>(63 ones right of the point)</text:p>
      <text:p text:style-name="P48">stored exponent = 000 0000 0000 0001, and therefore, the true exponent equals </text:p>
      <text:p text:style-name="P48">stored exponent minus bias number = 1 – 16383 <text:s/>= <text:s/>–16382</text:p>
      <text:p text:style-name="P25">This normal number is 0001 FFFF FFFF FFFF FFFF, <text:s/>which equals this:</text:p>
      <text:p text:style-name="P25"/>
      <text:p text:style-name="P20"><text:span text:style-name="T46">1.111111111111 … 1 x 2</text:span><text:span text:style-name="T6">-16382</text:span><text:span text:style-name="T46"> <text:s/>= </text:span><text:span text:style-name="T46"><draw:frame draw:style-name="fr1" draw:name="Object40" text:anchor-type="as-char" svg:y="-0.2807in" svg:width="0.5898in" svg:height="0.4508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6">x 2</text:span><text:span text:style-name="T6">-16382</text:span><text:span text:style-name="T46"> = </text:span><text:span text:style-name="T46"><draw:frame draw:style-name="fr1" draw:name="Object41" text:anchor-type="as-char" svg:y="-0.498in" svg:width="0.6728in" svg:height="0.8965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46">x 2</text:span><text:span text:style-name="T6">-16382</text:span><text:span text:style-name="T46"> = </text:span><text:span text:style-name="T46"><draw:frame draw:style-name="fr1" draw:name="Object42" text:anchor-type="as-char" svg:y="-0.498in" svg:width="0.6728in" svg:height="0.8965in" draw:z-index="29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46">x 2</text:span><text:span text:style-name="T6">-16382</text:span><text:span text:style-name="T46"> = </text:span><text:span text:style-name="T46"><draw:frame draw:style-name="fr1" draw:name="Object43" text:anchor-type="as-char" svg:y="-0.2902in" svg:width="0.7571in" svg:height="0.4819in" draw:z-index="30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46"><text:s/>x 2 x 2</text:span><text:span text:style-name="T6">-16382</text:span><text:span text:style-name="T46"> = <text:s/></text:span><text:span text:style-name="T46"><draw:frame draw:style-name="fr1" draw:name="Object44" text:anchor-type="as-char" svg:y="-0.2902in" svg:width="0.7571in" svg:height="0.4819in" draw:z-index="31"><draw:object xlink:href="./Object 44" xlink:type="simple" xlink:show="embed" xlink:actuate="onLoad"/><draw:image xlink:href="./ObjectReplacements/Object 44" xlink:type="simple" xlink:show="embed" xlink:actuate="onLoad"/></draw:frame></text:span><text:span text:style-name="T46"><text:s/>x 2</text:span><text:span text:style-name="T6">-16381</text:span><text:span text:style-name="T46"> , which is exactly the value of the largest pseudo denormal number. <text:s/>In hex we express this as <text:s text:c="2"/></text:span></text:p>
      <text:p text:style-name="P25"/>
      <text:p text:style-name="P25">0000 FFFF FFFF FFFF FFFF <text:s/>= <text:s/>0001 FFFF FFFF FFFF FFFF. <text:s/></text:p>
      <text:p text:style-name="P25"/>
      <text:p text:style-name="P25">The value on the left is pseudo denormal and the value on the right is ordinary normal. <text:s/>Try to explain that equality to a beginner.</text:p>
      <text:p text:style-name="P25"/>
      <text:p text:style-name="P25"/>
      <text:p text:style-name="P30">§3.6.7 <text:s/><text:span text:style-name="T59">What normal number equals the smallest positive pseudo denormal number?</text:span></text:p>
      <text:p text:style-name="P25"/>
      <text:p text:style-name="P26">According to §3.6.2 the smallest positive normal number is </text:p>
      <text:p text:style-name="P26">0001 8000 0000 0000 0000 = 2<text:span text:style-name="T1">-16382</text:span>.</text:p>
      <text:p text:style-name="P26"/>
      <text:p text:style-name="P26">According to §3.5.2 the smallest positive pseudo denormal number is</text:p>
      <text:p text:style-name="P26">0000 8000 0000 0000 0000 = 2<text:span text:style-name="T1">-16382</text:span>.</text:p>
      <text:p text:style-name="P26"/>
      <text:p text:style-name="P26">Since both hex values are equal to the common value 2<text:span text:style-name="T1">-16382</text:span> they must be equal to each other. <text:s/>Therefore, 0000 8000 0000 0000 0000 <text:s/>= <text:s/>0001 8000 0000 0000 0000.</text:p>
      <text:p text:style-name="P25"/>
      <text:p text:style-name="P18"/>
      <text:p text:style-name="P32">§3.7 <text:s/>The Nans</text:p>
      <text:p text:style-name="P18"/>
      <text:p text:style-name="P30"><text:soft-page-break/>§3.7.1 <text:s/>Basics</text:p>
      <text:p text:style-name="P18"/>
      <text:p text:style-name="P18">A nan is a pseudo-numeric entity with these defining properties.</text:p>
      <text:p text:style-name="P18"><text:tab/>The stored exponent is 7FFF</text:p>
      <text:p text:style-name="P18"><text:tab/>Bit 63 of the significand is 1 as is required of all efp #s except denormals</text:p>
      <text:p text:style-name="P18"><text:tab/>Bits 62-0 may assume any binary value</text:p>
      <text:p text:style-name="P18"><text:tab/>The sign bit may be any binary value</text:p>
      <text:p text:style-name="P18"/>
      <text:p text:style-name="P18">The information presented here about nans is heavily borrowed from the tutorial “Simply FPU” by Raymond Filiatreault.</text:p>
      <text:p text:style-name="P18"/>
      <text:p text:style-name="P18"/>
      <text:p text:style-name="P30">§3.7.2 <text:s/>Infinity</text:p>
      <text:p text:style-name="P18"/>
      <text:p text:style-name="P18">There are two infinities and they are both nans. <text:s/>An infinity satisfies the additional property that bits 62-0 are all zeros.</text:p>
      <text:p text:style-name="P18"/>
      <text:p text:style-name="P18">If the sign bit is 0 the infinity is called positive infinity. <text:s/>Specifically, positive infinity is </text:p>
      <text:p text:style-name="P18"/>
      <text:p text:style-name="P18">+<text:span text:style-name="T23">¥</text:span> <text:s/>= <text:s/>7FFF 8000 0000 0000 0000 with a theoretical decimal value of 1.0 x 2<text:span text:style-name="T1">16384</text:span> <text:s/>= <text:s/>2<text:span text:style-name="T1">16384</text:span><text:span text:style-name="T56">.</text:span></text:p>
      <text:p text:style-name="P18"/>
      <text:p text:style-name="P18">If the sign bit is 1 the infinity is called negative infinity. <text:s/>Specifically, negative infinity is</text:p>
      <text:p text:style-name="P18"/>
      <text:p text:style-name="P18"><text:span text:style-name="T23">-¥</text:span> <text:s/>= <text:s/>FFFF 8000 0000 0000 0000 with a theoretical decimal value of <text:span text:style-name="T38">– </text:span>1.0 x 2<text:span text:style-name="T1">16384</text:span> <text:s/>= <text:s/>-2<text:span text:style-name="T1">16384</text:span>.</text:p>
      <text:p text:style-name="P18"/>
      <text:p text:style-name="P18">An infinity value may be generated by the CPU in cases such as</text:p>
      <text:p text:style-name="P18"><text:tab/>An attempt to divide a value number by 0.0</text:p>
      <text:p text:style-name="P18"><text:tab/>A computation that results in an overflow, eg (1.0x2<text:span text:style-name="T1">15383</text:span>) x 5.0</text:p>
      <text:p text:style-name="P18"><text:tab/>Attempt to store a value that overflows the destination</text:p>
      <text:p text:style-name="P18"/>
      <text:p text:style-name="P18"/>
      <text:p text:style-name="P30">§3.7.3 <text:s/>Nans other than infinity</text:p>
      <text:p text:style-name="P18"/>
      <text:p text:style-name="P30">§3.7.3.1 <text:s/>Qnans, which are also called Quiet Nans</text:p>
      <text:p text:style-name="P18"/>
      <text:p text:style-name="P18">This is a class of nans with these properties:</text:p>
      <text:p text:style-name="P18"><text:tab/>The sign bit may be either 0 or 1</text:p>
      <text:p text:style-name="P18"><text:tab/>The stored exponent is 7FFF</text:p>
      <text:p text:style-name="P18"><text:tab/>Bit 63 is 1</text:p>
      <text:p text:style-name="P18"><text:tab/>Bit 62 is 1</text:p>
      <text:p text:style-name="P18"><text:tab/>Bits 61-0 may assume any value.</text:p>
      <text:p text:style-name="P18"/>
      <text:p text:style-name="P18">An example of a qnan: <text:s/>7FFF C100 0000 0000 0000</text:p>
      <text:p text:style-name="P18"/>
      <text:p text:style-name="P18">Special case of qnan: the indefinite nan. <text:s/>There is a single qnan that receives special identification and is known as the indefinite nan. <text:s/>The properties of the indefinite nan are all the properties of a qnan and the additional requirements:</text:p>
      <text:p text:style-name="P18"><text:tab/>The sign bit is 1</text:p>
      <text:p text:style-name="P18"><text:tab/>Bits 61-0 are all zeros.</text:p>
      <text:p text:style-name="P18"><text:soft-page-break/></text:p>
      <text:p text:style-name="P18">The value of the indefinite nan is FFFF C000 0000 0000 0000 <text:s/>= <text:s/>1.5x2<text:span text:style-name="T1">16384</text:span>. <text:s/>The indefinite nan is generated by the FPU in various conditions. <text:s/>One such condition is the attempt to compute the square root of a negative number. <text:s/>There are other conditions also.</text:p>
      <text:p text:style-name="P18"/>
      <text:p text:style-name="P18"/>
      <text:p text:style-name="P30">§3.7.3.2 <text:s/>Snans or signaling nans</text:p>
      <text:p text:style-name="P18"/>
      <text:p text:style-name="P18">This is a class of nans with these properties:</text:p>
      <text:p text:style-name="P18"><text:tab/>The sign bit may be either 0 or 1</text:p>
      <text:p text:style-name="P18"><text:tab/>The stored exponent is 7FFF</text:p>
      <text:p text:style-name="P18"><text:tab/>Bit 63 is one</text:p>
      <text:p text:style-name="P18"><text:tab/>Bit 62 is zero</text:p>
      <text:p text:style-name="P18"><text:tab/>At least one bits among bits 61-0 is a one.</text:p>
      <text:p text:style-name="P18"/>
      <text:p text:style-name="P18">An example of an snan: FFFF A000 0000 0000 0000 <text:s/>= <text:s/>1.25 x 2<text:span text:style-name="T1">16384</text:span>.</text:p>
      <text:p text:style-name="P18"/>
      <text:p text:style-name="P18"/>
      <text:p text:style-name="P30">§3.7.3.3 <text:s/>The successor of positive infinity</text:p>
      <text:p text:style-name="P18"/>
      <text:p text:style-name="P18">This nan could be called the first positive nan or the smallest positive nan. <text:s/>It is described by the following:</text:p>
      <text:p text:style-name="P18"><text:tab/>The sign is 0</text:p>
      <text:p text:style-name="P18"><text:tab/>The exponent is all ones</text:p>
      <text:p text:style-name="P18"><text:tab/>Bit number 63 is 1 because that bit is mandated to be 1.</text:p>
      <text:p text:style-name="P18"><text:tab/>Bits 62-1 are all zeros</text:p>
      <text:p text:style-name="P18"><text:tab/>Bit number 0 is 1.</text:p>
      <text:p text:style-name="P18">If bit number 0 were not 1 then we would have here positive infinity, but we want the next value beyond positive infinity, and therefore, bit number 0 is 1. <text:s/>Put all the facts together to obtain the following number:</text:p>
      <text:p text:style-name="P18"/>
      <text:p text:style-name="P18">0 111 1111 1111 1111 1000 0000 0000 0000 0000 ….... 0001 =</text:p>
      <text:p text:style-name="P18"/>
      <text:p text:style-name="P18">7FFF 8000 0000 0000 0001.</text:p>
      <text:p text:style-name="P18"/>
      <text:p text:style-name="P18"/>
      <text:p text:style-name="P30">§3.7.3.4 <text:s/>The last nan</text:p>
      <text:p text:style-name="P18"/>
      <text:p text:style-name="P18">It is not proper to call this nan the “largest nan” because officially there is no order among nans. <text:s/>However, it is the last nan on the far right side of the number line. <text:s/>Look at the properties of this number:</text:p>
      <text:p text:style-name="P18"><text:tab/>The sign is 0</text:p>
      <text:p text:style-name="P18"><text:tab/>The exponent is all ones</text:p>
      <text:p text:style-name="P18"><text:tab/>Bit number 63 is 1</text:p>
      <text:p text:style-name="P18"><text:tab/>Bits 62-0 are all 1's</text:p>
      <text:p text:style-name="P18">Therefore, the number is 7FFF FFFF FFFF FFFF FFFF.</text:p>
      <text:p text:style-name="P18"/>
      <text:p text:style-name="P18"/>
      <text:p text:style-name="P32">§3.8 <text:s/>Zero</text:p>
      <text:p text:style-name="P18"><text:soft-page-break/></text:p>
      <text:p text:style-name="P18">There exists both a positive zero and a negative zero. <text:s/>The zeros have their own special representation, namely: the exponent is all zeros and the significand is all zeros. <text:s/>Hence, </text:p>
      <text:p text:style-name="P18"/>
      <text:p text:style-name="P18">+0.0 <text:s/>= <text:s/>0000 0000 0000 0000 0000</text:p>
      <text:p text:style-name="P18">-0.0 == <text:s/>8000 0000 0000 0000 0000</text:p>
      <text:p text:style-name="P18"/>
      <text:p text:style-name="P18"/>
      <text:p text:style-name="P32">§3.9 <text:s/>Distance between successive extended fp numbers</text:p>
      <text:p text:style-name="P18"/>
      <text:p text:style-name="P18">Let's pose the question: <text:s/>What is the distance between a normal efp number and its immediate successor? <text:s/>Implicit in the question is the assumption that the starting number does have a successor that is normal. <text:s/>An answer is given in the following paragraphs.</text:p>
      <text:p text:style-name="P18"/>
      <text:p text:style-name="P18">Answer:</text:p>
      <text:p text:style-name="P18"/>
      <text:p text:style-name="P18">Let N be a positive normal efp number with an immediate successor M. <text:s/>We want to find D = M – N.</text:p>
      <text:p text:style-name="P18"/>
      <text:p text:style-name="P18">N can be represented in a canonical exponential form: <text:s/>N = S x 2<text:span text:style-name="T1">E</text:span>, where S is the significand satisfying 1 <text:span text:style-name="T57">≤</text:span> S <text:span text:style-name="T57"></text:span><text:span text:style-name="T58"> 2, and E is an integer satisfying -16382 &lt; E &lt; 16383.</text:span></text:p>
      <text:p text:style-name="P18"/>
      <text:p text:style-name="P18">Therefore, M = (S + 0.0000 … 01) x <text:s/>2<text:span text:style-name="T1">E</text:span>, and D = M – N = 0.0000 … 01 <text:s/>x 2<text:span text:style-name="T1">E</text:span> = <draw:frame draw:style-name="fr1" draw:name="Object48" text:anchor-type="as-char" svg:y="-0.2807in" svg:width="0.4201in" svg:height="0.4374in" draw:z-index="32"><draw:object xlink:href="./Object 51" xlink:type="simple" xlink:show="embed" xlink:actuate="onLoad"/><draw:image xlink:href="./ObjectReplacements/Object 51" xlink:type="simple" xlink:show="embed" xlink:actuate="onLoad"/><svg:desc>formula</svg:desc></draw:frame><text:s/>x <text:s/>2<text:span text:style-name="T1">E</text:span> = 2<text:span text:style-name="T1">E-63</text:span>. <text:s/></text:p>
      <text:p text:style-name="P18"/>
      <text:p text:style-name="P18">Starting with <text:s/>N = S x 2<text:span text:style-name="T1">E</text:span>, we arrive at log<text:span text:style-name="T9">2</text:span>(N) = log<text:span text:style-name="T9">2</text:span>(S) + E. <text:s/>The inequality <text:s/>1 <text:span text:style-name="T57">≤</text:span> S <text:span text:style-name="T57"></text:span><text:span text:style-name="T58"> 2 <text:s/>implies that </text:span><text:span text:style-name="T58"><draw:frame draw:style-name="fr1" draw:name="Object62" text:anchor-type="as-char" svg:y="-0.2807in" svg:width="0.3252in" svg:height="0.4339in" draw:z-index="3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58"><text:s/>&lt; </text:span><text:span text:style-name="T58"><draw:frame draw:style-name="fr1" draw:name="Object63" text:anchor-type="as-char" svg:y="-0.2807in" svg:width="0.3362in" svg:height="0.4339in" draw:z-index="3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58"><text:s/></text:span><text:span text:style-name="T57">≤</text:span><text:span text:style-name="T58"> 1.</text:span></text:p>
      <text:p text:style-name="P18"/>
      <text:p text:style-name="P18">Therefore, D <text:s/>= <text:s/>2<text:span text:style-name="T1">E-63</text:span> <text:s/>= <text:s/>2^(log<text:span text:style-name="T9">2</text:span>(N)-log<text:span text:style-name="T9">2</text:span>(S)-63) <text:s/>= <text:s/>N x<draw:frame draw:style-name="fr1" draw:name="Object49" text:anchor-type="as-char" svg:y="-0.2807in" svg:width="0.3362in" svg:height="0.4339in" draw:z-index="35"><draw:object xlink:href="./Object 52" xlink:type="simple" xlink:show="embed" xlink:actuate="onLoad"/><draw:image xlink:href="./ObjectReplacements/Object 52" xlink:type="simple" xlink:show="embed" xlink:actuate="onLoad"/><svg:desc>formula</svg:desc></draw:frame>x 2<text:span text:style-name="T1">-63</text:span> .</text:p>
      <text:p text:style-name="P18"/>
      <text:p text:style-name="P18">We can place bounds around D in the following manner:</text:p>
      <text:p text:style-name="P18"/>
      <text:p text:style-name="P18">D = <text:s/>N x<draw:frame draw:style-name="fr1" draw:name="Object52" text:anchor-type="as-char" svg:y="-0.2807in" svg:width="0.3362in" svg:height="0.4339in" draw:z-index="36"><draw:object xlink:href="./Object 55" xlink:type="simple" xlink:show="embed" xlink:actuate="onLoad"/><draw:image xlink:href="./ObjectReplacements/Object 55" xlink:type="simple" xlink:show="embed" xlink:actuate="onLoad"/><svg:desc>formula</svg:desc></draw:frame>x 2<text:span text:style-name="T1">-63</text:span> <text:s/><text:span text:style-name="T57">≤</text:span><text:span text:style-name="T58"> <text:s/>N x 2</text:span><text:span text:style-name="T7">-63</text:span><text:span text:style-name="T58"> <text:s/>and <text:s/>D = <text:s/>N x</text:span><text:span text:style-name="T58"><draw:frame draw:style-name="fr1" draw:name="Object53" text:anchor-type="as-char" svg:y="-0.2807in" svg:width="0.3362in" svg:height="0.4339in" draw:z-index="3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58">x 2</text:span><text:span text:style-name="T7">-63</text:span><text:span text:style-name="T58"> <text:s/>&gt; <text:s/>N x</text:span><text:span text:style-name="T58"><draw:frame draw:style-name="fr1" draw:name="Object54" text:anchor-type="as-char" svg:y="-0.2807in" svg:width="0.3252in" svg:height="0.4339in" draw:z-index="3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8">x 2</text:span><text:span text:style-name="T7">-63</text:span><text:span text:style-name="T58"> <text:s/>= <text:s/>N x 2</text:span><text:span text:style-name="T7">-64</text:span><text:span text:style-name="T58"> . <text:s/>Combining inequalities yields: <text:s/>N x 2</text:span><text:span text:style-name="T7">-64</text:span><text:span text:style-name="T58"> &lt; D </text:span><text:span text:style-name="T57">≤</text:span><text:span text:style-name="T58"> N x 2</text:span><text:span text:style-name="T7">-63</text:span><text:span text:style-name="T58"> .</text:span></text:p>
      <text:p text:style-name="P18"/>
      <text:p text:style-name="P18">Example 1.</text:p>
      <text:p text:style-name="P18"/>
      <text:p text:style-name="P18">Suppose N = 2<text:span text:style-name="T1">128</text:span>. <text:s/>Then S = 1.0 . <text:s/>Then the distance from N to its successor is </text:p>
      <text:p text:style-name="P18">D = N x <draw:frame draw:style-name="fr1" draw:name="Object55" text:anchor-type="as-char" svg:y="-0.2807in" svg:width="0.3244in" svg:height="0.4339in" draw:z-index="39"><draw:object xlink:href="./Object 58" xlink:type="simple" xlink:show="embed" xlink:actuate="onLoad"/><draw:image xlink:href="./ObjectReplacements/Object 58" xlink:type="simple" xlink:show="embed" xlink:actuate="onLoad"/></draw:frame>x 2<text:span text:style-name="T1">-63</text:span> = 2<text:span text:style-name="T1">128</text:span> x 2<text:span text:style-name="T1">-63</text:span> = 2<text:span text:style-name="T1">65</text:span>, which is a large distance between successive numbers.</text:p>
      <text:p text:style-name="P18"/>
      <text:p text:style-name="P18"/>
      <text:p text:style-name="P18">Example 2.</text:p>
      <text:p text:style-name="P18"/>
      <text:p text:style-name="P18"><text:soft-page-break/>Suppose N = 2.5 <text:s/>= <text:s/>1.25 x 2<text:span text:style-name="T1">1</text:span> . <text:s text:c="2"/>Then the distance D = N x<draw:frame draw:style-name="fr1" draw:name="Object56" text:anchor-type="as-char" svg:y="-0.2807in" svg:width="0.5339in" svg:height="0.4339in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x 2<text:span text:style-name="T1">-63</text:span> <text:s/>= <text:s/>2.5 x 0.8 x 2<text:span text:style-name="T1">-63</text:span> <text:s/>= 2.0 x 2<text:span text:style-name="T1">-63</text:span> <text:s/>= <text:s/>2<text:span text:style-name="T1">-62</text:span>, which is a small distance.</text:p>
      <text:p text:style-name="P18"/>
      <text:p text:style-name="P18"/>
      <text:p text:style-name="P18">Conclusion. <text:s/>As a normal efp number becomes larger in absolute value so does the distance between that number and its successor. <text:s/>That is to say, floating point numbers are farther apart at the extreme ends of the number line than they are toward the center of the number line.</text:p>
      <text:p text:style-name="P18"/>
      <text:p text:style-name="P18"/>
      <text:p text:style-name="P18">A new question. <text:s/>What is the distance between two successive denormal numbers?</text:p>
      <text:p text:style-name="P18"/>
      <text:p text:style-name="P18">Answer:</text:p>
      <text:p text:style-name="P18"/>
      <text:p text:style-name="P18">Let N be a (positive) denormal number. <text:s/>Then N can be represented as N = S x 2<text:span text:style-name="T4">E</text:span> where E = -16382 and 0 &lt; S &lt; 1.</text:p>
      <text:p text:style-name="P18"/>
      <text:p text:style-name="P18">The successor of N is M = (S+0.00000 ... 1) x 2<text:span text:style-name="T1">E</text:span>., and so, the difference is </text:p>
      <text:p text:style-name="P18">D = M-N = 0.00000 … 1 x 2<text:span text:style-name="T1">E</text:span> = <draw:frame draw:style-name="fr1" draw:name="Object57" text:anchor-type="as-char" svg:y="-0.2807in" svg:width="0.4201in" svg:height="0.4374in" draw:z-index="41"><draw:object xlink:href="./Object 60" xlink:type="simple" xlink:show="embed" xlink:actuate="onLoad"/><draw:image xlink:href="./ObjectReplacements/Object 60" xlink:type="simple" xlink:show="embed" xlink:actuate="onLoad"/><svg:desc>formula</svg:desc></draw:frame><text:s/>x 2<text:span text:style-name="T1">E</text:span> <text:s/>= <text:s/>2<text:span text:style-name="T1">-63</text:span> x 2<text:span text:style-name="T1">-16382</text:span> <text:s/>= <text:s/>2<text:span text:style-name="T1">-16445</text:span>, a value which is independent of the original number N.</text:p>
      <text:p text:style-name="P18"/>
      <text:p text:style-name="P18"/>
      <text:p text:style-name="P18">Conclusion. <text:s/>Denormal numbers are equally spaced, and the distance between two adjoining numbers is <text:s/>2<text:span text:style-name="T1">-16445</text:span>.</text:p>
      <text:p text:style-name="P41">Chapter 4 <text:s/>IEEE 754 Double precision numbers–8-byte floats</text:p>
      <text:p text:style-name="P21"/>
      <text:p text:style-name="P22"><text:span text:style-name="T21">Hiding Principle</text:span>: <text:s/>The single bit of the significand left of the radix point is hidden (omitted from storage) for all 8-byte floating point numbers.</text:p>
      <text:p text:style-name="P21"/>
      <text:p text:style-name="P21"/>
      <text:p text:style-name="P33">§4.1 Important numbers</text:p>
      <text:p text:style-name="P21"/>
      <text:p text:style-name="P3">Bias number = 3FF <text:s text:c="2"/>= <text:s text:c="2"/>1023 <text:s/>= <text:s text:c="2"/>(2<text:span text:style-name="T1">10</text:span> - 1)</text:p>
      <text:p text:style-name="P3"/>
      <text:p text:style-name="P3">Base number = 402 <text:s/>= <text:s/>-1022 <text:s/>= <text:s/>-(2<text:span text:style-name="T1">10</text:span> – 2)</text:p>
      <text:p text:style-name="P3"/>
      <text:p text:style-name="P3"/>
      <text:p text:style-name="P65">§4.2 Exponents</text:p>
      <text:p text:style-name="P3"/>
      <text:p text:style-name="P3">All exponents contain 11 bits.</text:p>
      <text:p text:style-name="P3"/>
      <text:p text:style-name="P3">Range of true exponents for normal numbers: <text:s/>[-1022 .. +1023]</text:p>
      <text:p text:style-name="P3"/>
      <text:p text:style-name="P3">Range of stored exponents for normal numbers: <text:s text:c="3"/>[+1 .. +2046]</text:p>
      <text:p text:style-name="P3"/>
      <text:p text:style-name="P3">Stored exponent of 0.0 <text:s/>= <text:s/>0<text:span text:style-name="T9">10</text:span> <text:s/>= <text:s/>(000 0000 0000)<text:span text:style-name="T9">2</text:span></text:p>
      <text:p text:style-name="P18"/>
      <text:p text:style-name="P3"><text:span text:style-name="T12">Stored exponent of denormals <text:s/>= <text:s/>0</text:span><text:span text:style-name="T9">10</text:span><text:span text:style-name="T12"> <text:s/>= <text:s/>(000 0000 0000)</text:span><text:span text:style-name="T9">2</text:span><text:span text:style-name="T12"> <text:s/>= <text:s/>(000)</text:span><text:span text:style-name="T9">16</text:span></text:p>
      <text:p text:style-name="P18"/>
      <text:p text:style-name="P18">True exponent of denormals <text:s/>= <text:s/>base number <text:s/>= <text:s/>-1022</text:p>
      <text:p text:style-name="P18"/>
      <text:p text:style-name="P20">Stored exponent of both infinities and all nans <text:s/>= <text:s/>+2047 = 2<text:span text:style-name="T4">11</text:span>-1 <text:s/>= <text:s/>7FFF</text:p>
      <text:p text:style-name="P20"/>
      <text:p text:style-name="P22">True exponent of both infinities and all nans <text:s/>= <text:s/>+1024 <text:s text:c="2"/>= <text:s/>(400)<text:span text:style-name="T9">16</text:span></text:p>
      <text:p text:style-name="P22"/>
      <text:p text:style-name="P22"/>
      <text:p text:style-name="P33">§4.3 Significands</text:p>
      <text:p text:style-name="P22"/>
      <text:p text:style-name="P22">The true significand is the significand used in arithmetic operations. <text:s/>In 8-byte float numbers the true significand has 53 bits: 1 bit on the left of the radix point and 52 bits on the right of the radix point. <text:s/>The stored significand holds the 52 bits of the right side of the true significand. <text:s/>The left-most bit, which is not in the stored significand, is commonly called the hidden bit.</text:p>
      <text:p text:style-name="P22"/>
      <text:p text:style-name="P16"/>
      <text:p text:style-name="P61">§4.4 <text:s/>The subnormal numbers – formerly called denormal numbers.</text:p>
      <text:p text:style-name="P18"/>
      <text:p text:style-name="P34">§4.4.1 <text:s/>Basics</text:p>
      <text:p text:style-name="P18"/>
      <text:p text:style-name="P18">The denormal numbers lie in these ranges:</text:p>
      <text:p text:style-name="P18"/>
      <text:p text:style-name="P18"><text:span text:style-name="T28">largest negative normal &lt; negative denormals &lt; zero &lt; positive denormals &lt; smallest positive normal.</text:span> <text:s/></text:p>
      <text:p text:style-name="P18"/>
      <text:p text:style-name="P18">The leading bit of the significand, a zero bit, is not stored. <text:s/>The concept of a pseudo denormal number does not apply to these 8-byte numbers.</text:p>
      <text:p text:style-name="P18"/>
      <text:p text:style-name="P34">§4.4.2 <text:s/>Smallest positive denormal number</text:p>
      <text:p text:style-name="P18"/>
      <text:p text:style-name="P18">Smallest positive denormal <text:s/>= <text:s/>0000 0000 0000 0001 <text:s/>= <text:s/>2<text:span text:style-name="T1">-1074</text:span>.</text:p>
      <text:p text:style-name="P18"/>
      <text:p text:style-name="P18">The stored significand is 000 … 01 (51 zeros followed by a single 1.</text:p>
      <text:p text:style-name="P18">The true significand is 0.000 … 01 <text:s/>(the hidden zero appears on the left of the point)</text:p>
      <text:p text:style-name="P18">The true exponent is <text:s/>-1022.</text:p>
      <text:p text:style-name="P18">Therefore, the smallest positive denormal number = <text:s/>0.00 … 01 <text:s/>x <text:s/>2<text:span text:style-name="T1">-1022</text:span> <text:s/>= </text:p>
      <text:p text:style-name="P18"><draw:frame draw:style-name="fr1" draw:name="Objeto1" text:anchor-type="as-char" svg:y="-0.2681in" svg:width="0.4189in" svg:height="0.4374in" draw:z-index="42"><draw:object xlink:href="./Object 46" xlink:type="simple" xlink:show="embed" xlink:actuate="onLoad"/><draw:image xlink:href="./ObjectReplacements/Object 46" xlink:type="simple" xlink:show="embed" xlink:actuate="onLoad"/></draw:frame>x 2<text:span text:style-name="T1">-1022</text:span> = 2<text:span text:style-name="T1">-1074</text:span></text:p>
      <text:p text:style-name="P18"/>
      <text:p text:style-name="P18"/>
      <text:p text:style-name="P34">§4.4.3 Largest denormal number (positive)</text:p>
      <text:p text:style-name="P18"/>
      <text:p text:style-name="P18">The largest denormal number has these properties:</text:p>
      <text:p text:style-name="P18"/>
      <text:p text:style-name="P18">The sign bit is 0.</text:p>
      <text:p text:style-name="P18">The stored significand is 111 … 1 (52 ones)</text:p>
      <text:p text:style-name="P18">The true significand is 0.111 … 1 <text:s/>(the hidden zero is on the left of the point)</text:p>
      <text:p text:style-name="P18">The stored exponent is 000 0000 0000.</text:p>
      <text:p text:style-name="P18">The true exponent is <text:s/>-1022.</text:p>
      <text:p text:style-name="P18">Therefore, the largest positive denormal number <text:s/>= <text:s/>000F FFFF FFFF FFFF = <text:s/></text:p>
      <text:p text:style-name="P18"><text:s text:c="2"/>0.111 … 1 <text:s/>x <text:s/>2<text:span text:style-name="T1">-1022</text:span> <text:s/>= <text:s/><draw:frame draw:style-name="fr1" draw:name="Object20" text:anchor-type="as-char" svg:y="-0.2807in" svg:width="0.589in" svg:height="0.4508in" draw:z-index="43"><draw:object xlink:href="./Object 20" xlink:type="simple" xlink:show="embed" xlink:actuate="onLoad"/><draw:image xlink:href="./ObjectReplacements/Object 20" xlink:type="simple" xlink:show="embed" xlink:actuate="onLoad"/></draw:frame>x 2<text:span text:style-name="T1">-1022</text:span> = <draw:frame draw:style-name="fr1" draw:name="Object26" text:anchor-type="as-char" svg:y="-0.2807in" svg:width="0.8453in" svg:height="0.4508in" draw:z-index="44"><draw:object xlink:href="./Object 26" xlink:type="simple" xlink:show="embed" xlink:actuate="onLoad"/><draw:image xlink:href="./ObjectReplacements/Object 26" xlink:type="simple" xlink:show="embed" xlink:actuate="onLoad"/></draw:frame>x 2<text:span text:style-name="T1">-1022</text:span> = <draw:frame draw:style-name="fr1" draw:name="Object29" text:anchor-type="as-char" svg:y="-0.498in" svg:width="0.9256in" svg:height="0.8965in" draw:z-index="45"><draw:object xlink:href="./Object 29" xlink:type="simple" xlink:show="embed" xlink:actuate="onLoad"/><draw:image xlink:href="./ObjectReplacements/Object 29" xlink:type="simple" xlink:show="embed" xlink:actuate="onLoad"/></draw:frame><text:s/>x 2<text:span text:style-name="T1">-1022</text:span> = <text:s/><draw:frame draw:style-name="fr1" draw:name="Object30" text:anchor-type="as-char" svg:y="-0.2902in" svg:width="0.752in" svg:height="0.4819in" draw:z-index="46"><draw:object xlink:href="./Object 30" xlink:type="simple" xlink:show="embed" xlink:actuate="onLoad"/><draw:image xlink:href="./ObjectReplacements/Object 30" xlink:type="simple" xlink:show="embed" xlink:actuate="onLoad"/></draw:frame><text:s/>x 2<text:span text:style-name="T1">-1022</text:span></text:p>
      <text:p text:style-name="P18"/>
      <text:p text:style-name="P18">Summary: <text:s/>000F FFFF FFFF FFFF <text:s/>= <draw:frame draw:style-name="fr1" draw:name="Objeto2" text:anchor-type="as-char" svg:y="-0.2902in" svg:width="0.752in" svg:height="0.4819in" draw:z-index="47"><draw:object xlink:href="./Object 8" xlink:type="simple" xlink:show="embed" xlink:actuate="onLoad"/><draw:image xlink:href="./ObjectReplacements/Object 8" xlink:type="simple" xlink:show="embed" xlink:actuate="onLoad"/><svg:desc>formula</svg:desc></draw:frame><text:s/>x 2<text:span text:style-name="T1">-1022</text:span></text:p>
      <text:p text:style-name="P18"/>
      <text:p text:style-name="P22"/>
      <text:p text:style-name="P42">§4.4.4 Smallest denormal number (negative)</text:p>
      <text:p text:style-name="P18"/>
      <text:p text:style-name="P18">The smallest denormal number is the negative of the largest denormal number <text:span text:style-name="T29">(</text:span><text:span text:style-name="T26">§4.4.3). <text:s/>Therefore, the smallest denormal number is <text:s/>800F FFFF FFFF FFFF <text:s/></text:span><text:span text:style-name="T44">= </text:span><text:span text:style-name="T38">–</text:span><text:span text:style-name="T44"><draw:frame draw:style-name="fr1" draw:name="Objeto3" text:anchor-type="as-char" svg:y="-0.2902in" svg:width="0.752in" svg:height="0.4819in" draw:z-index="48"><draw:object xlink:href="./Object 47" xlink:type="simple" xlink:show="embed" xlink:actuate="onLoad"/><draw:image xlink:href="./ObjectReplacements/Object 47" xlink:type="simple" xlink:show="embed" xlink:actuate="onLoad"/><svg:desc>fórmula</svg:desc></draw:frame></text:span><text:span text:style-name="T44"> x 2</text:span><text:span text:style-name="T5">-1022</text:span><text:span text:style-name="T44">.</text:span></text:p>
      <text:p text:style-name="P18"/>
      <text:p text:style-name="P18"/>
      <text:p text:style-name="P30">§4.4.5 Largest negative denormal number</text:p>
      <text:p text:style-name="P20"/>
      <text:p text:style-name="P20">The largest negative denormal number is the negative of the smallest positive denormal number <text:s/><text:span text:style-name="T25">(</text:span><text:span text:style-name="T27">§4.4.2).</text:span></text:p>
      <text:p text:style-name="P25"/>
      <text:p text:style-name="P20"><text:span text:style-name="T27">Therefore, the largest negative denormal number is <text:s/>8</text:span><text:span text:style-name="T46">000 0000 0000 0001 <text:s/>= <text:s/></text:span><text:span text:style-name="T39">– </text:span><text:span text:style-name="T46">2</text:span><text:span text:style-name="T6">-1074</text:span><text:span text:style-name="T46">.</text:span></text:p>
      <text:p text:style-name="P20"/>
      <text:p text:style-name="P20"/>
      <text:p text:style-name="P20"/>
      <text:p text:style-name="P32">§4.5 <text:s/>Pseudo denormal numbers in 8 bytes</text:p>
      <text:p text:style-name="P20"/>
      <text:p text:style-name="P20">The concept does not exist in 8 bytes because of the principle of hiding the leading bit of the significand. <text:s/>The hidden bit is always 1 for normal numbers and is always 0 for denormal numbers – no exceptions. <text:s/>Bit number 51 is undistinguished; it may assume either 0 or 1 as a value</text:p>
      <text:p text:style-name="P20"/>
      <text:p text:style-name="P18"/>
      <text:p text:style-name="P32">§4.6 <text:s/>The normal numbers</text:p>
      <text:p text:style-name="P22"/>
      <text:p text:style-name="P30">§4.6.1 <text:s/>Basics</text:p>
      <text:p text:style-name="P22"/>
      <text:p text:style-name="P22">The lead bit of the stored significand is bit number 51. <text:s/>It is undistinguished since it may received either 0 or 1 as a valid value. <text:s/>The true significand must have a 1 on the left side of the radix point and no other digits will be on the left of the point. <text:s/>That single 1 is not stored, and is commonly referred to as the hidden bit.</text:p>
      <text:p text:style-name="P22"/>
      <text:p text:style-name="P22"/>
      <text:p text:style-name="P31"><text:span text:style-name="T54">§4.6.2 <text:s/>The s</text:span>mallest positive normal number.</text:p>
      <text:p text:style-name="P22"/>
      <text:p text:style-name="P22">The smallest exponent in the allowed range of exponents is 000 0000 0001. <text:s/>The smallest stored significand for normals is 0000 … 0 (52 zeros).</text:p>
      <text:p text:style-name="P22"/>
      <text:p text:style-name="P22">Now put the pieces together: the smallest positive normal number is </text:p>
      <text:p text:style-name="P35"><text:span text:style-name="T14">0000 0000 0001 0 … 0 with 52 zeros on the right side of the single one bit. <text:s/>Therefore, the smallest positive normal number in hex is <text:s/></text:span><text:span text:style-name="T49">0010 0000 0000 0000</text:span><text:span text:style-name="T14">.</text:span></text:p>
      <text:p text:style-name="P22"/>
      <text:p text:style-name="P22">Smallest positive normal number in decimal. <text:s/>The true exponent is the stored exponent minus the bias number, which is 1 – 1023 = -1022. <text:s/>Therefore, the smallest positive normal number is </text:p>
      <text:p text:style-name="P22">1.00000 x 2<text:span text:style-name="T1">-1022</text:span> <text:s/>= <text:s/><text:span text:style-name="T48">2</text:span><text:span text:style-name="T50">-1022</text:span>.</text:p>
      <text:p text:style-name="P22"/>
      <text:p text:style-name="P22">Therefore, it is correct to write 0010 0000 0000 0000 = 2<text:span text:style-name="T1">-1022</text:span>.</text:p>
      <text:p text:style-name="P22"><text:soft-page-break/></text:p>
      <text:p text:style-name="P22"/>
      <text:p text:style-name="P31"><text:span text:style-name="T54">§4.6.3 <text:s/>The l</text:span>argest normal number (positive).</text:p>
      <text:p text:style-name="P22"/>
      <text:p text:style-name="P22">The largest positive normal number has these properties.</text:p>
      <text:p text:style-name="P22"/>
      <text:p text:style-name="P22">The sign bit is 0.</text:p>
      <text:p text:style-name="P22">The stored exponent is 111 1111 1110. = 2046.</text:p>
      <text:p text:style-name="P22">The true exponent is 2046 – 1023 <text:s/>= <text:s/>1023.</text:p>
      <text:p text:style-name="P22">The stored significand is 111 … 1 (52 ones).</text:p>
      <text:p text:style-name="P22"/>
      <text:p text:style-name="P22">Therefore, the largest positive normal number is </text:p>
      <text:p text:style-name="P22"/>
      <text:p text:style-name="P22">0111 1111 1110 1111 1111 1111 1111 1111 1111 1111 1111 1111 1111 1111 1111 1111 <text:s/>= </text:p>
      <text:p text:style-name="P22"><text:span text:style-name="T48">7FEF FFFF FFFF FFFF</text:span>. = 1.111 … 1 x 2<text:span text:style-name="T1">1023</text:span> <text:s/>(52 ones right of the radix point) = </text:p>
      <text:p text:style-name="P22"><draw:frame draw:style-name="fr1" draw:name="Object6" text:anchor-type="as-char" svg:y="-0.2807in" svg:width="0.5819in" svg:height="0.4571in" draw:z-index="49"><draw:object xlink:href="./Object 6" xlink:type="simple" xlink:show="embed" xlink:actuate="onLoad"/><draw:image xlink:href="./ObjectReplacements/Object 6" xlink:type="simple" xlink:show="embed" xlink:actuate="onLoad"/><svg:desc>formula</svg:desc></draw:frame><text:s/>x 2<text:span text:style-name="T1">1023</text:span> <text:s/>= <draw:frame draw:style-name="fr1" draw:name="Object7" text:anchor-type="as-char" svg:y="-0.498in" svg:width="0.6693in" svg:height="0.9138in" draw:z-index="50"><draw:object xlink:href="./Object 7" xlink:type="simple" xlink:show="embed" xlink:actuate="onLoad"/><draw:image xlink:href="./ObjectReplacements/Object 7" xlink:type="simple" xlink:show="embed" xlink:actuate="onLoad"/><svg:desc>formula</svg:desc></draw:frame>x 2<text:span text:style-name="T1">1023</text:span> = <draw:frame draw:style-name="fr1" draw:name="Object33" text:anchor-type="as-char" svg:y="-0.2902in" svg:width="0.7528in" svg:height="0.5035in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text:s/>x 2 x 2<text:span text:style-name="T1">1023</text:span> <text:s/>= <text:s/><text:span text:style-name="T48"><draw:frame draw:style-name="fr1" draw:name="Object34" text:anchor-type="as-char" svg:y="-0.2902in" svg:width="0.7528in" svg:height="0.5035in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1"><text:s/>x 2</text:span><text:span text:style-name="T52">1024</text:span><text:span text:style-name="T51"> .</text:span></text:p>
      <text:p text:style-name="P18"/>
      <text:p text:style-name="P22">Summary: 7FEF FFFF FFFF FFFF <text:s/>= <text:s/><text:span text:style-name="T48"><draw:frame draw:style-name="fr1" draw:name="Object5" text:anchor-type="as-char" svg:y="-0.2902in" svg:width="0.7528in" svg:height="0.5035in" draw:z-index="5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1"><text:s/>x 2</text:span><text:span text:style-name="T52">1024</text:span><text:span text:style-name="T51"> .</text:span></text:p>
      <text:p text:style-name="P22"/>
      <text:p text:style-name="P22"/>
      <text:p text:style-name="P31"><text:span text:style-name="T54">§4.6.4 <text:s/>The smallest</text:span> normal number (negative).</text:p>
      <text:p text:style-name="P22"/>
      <text:p text:style-name="P22">The number is the arithmetic negative of the largest normal number of <text:span text:style-name="T54">§4.6.3. <text:s/>Therefore, this number is FFEF FFFF FFFF FFFF <text:s/>= <text:s/></text:span>–<text:span text:style-name="T48"><draw:frame draw:style-name="fr1" draw:name="Object8" text:anchor-type="as-char" svg:y="-0.2902in" svg:width="0.7528in" svg:height="0.5035in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51"> x 2</text:span><text:span text:style-name="T52">1024</text:span><text:span text:style-name="T51"> .</text:span></text:p>
      <text:p text:style-name="P22"/>
      <text:p text:style-name="P22"/>
      <text:p text:style-name="P31"><text:span text:style-name="T54">§4.6.5 <text:s/>The largest negative</text:span> normal number.</text:p>
      <text:p text:style-name="P22"/>
      <text:p text:style-name="P22">This number is the arithmetic negative of the smallest positive normal number (<text:span text:style-name="T54">§4.6.2). <text:s/>Therefore, it is 8</text:span>010 0000 0000 0000 <text:s/>= <text:s text:c="2"/>–2<text:span text:style-name="T1">-1022</text:span>.</text:p>
      <text:p text:style-name="P22"/>
      <text:p text:style-name="P22"/>
      <text:p text:style-name="P32">§4.7 <text:s/>The Nans</text:p>
      <text:p text:style-name="P22"/>
      <text:p text:style-name="P30">§4.7.1 <text:s/>Basics</text:p>
      <text:p text:style-name="P22"/>
      <text:p text:style-name="P22">A nan is a pseudo-numeric entity with one defining property, namely: the stored exponent is 7FF. <text:s/>The sign bit may be either 0 or 1, and thus, there are both positive and negative nans. <text:s/>The bits of the significand may assume either 0 or 1 as a value.</text:p>
      <text:p text:style-name="P22"/>
      <text:p text:style-name="P22"/>
      <text:p text:style-name="P30">§4.7.2 <text:s/>Infinity</text:p>
      <text:p text:style-name="P22"><text:soft-page-break/></text:p>
      <text:p text:style-name="P22">There are two infinities: one positive and one negative. <text:s/>Both infinities are special nans. <text:s/>An infinity is characterized by all the bits of the significand being zeros. <text:s/>Therefore, </text:p>
      <text:p text:style-name="P22"/>
      <text:p text:style-name="P22"><text:span text:style-name="T23">+¥</text:span> <text:s/>= <text:s/>7FF0 0000 0000 0000 with a theoretical decimal value of <text:span text:style-name="T40">+</text:span>1.0 x 2<text:span text:style-name="T1">1024</text:span> <text:s/>= <text:s/>+2<text:span text:style-name="T1">1024</text:span>, and</text:p>
      <text:p text:style-name="P22"><text:span text:style-name="T23">-¥</text:span> <text:s/>= <text:s/>FFF0 0000 0000 0000 with a theoretical decimal value of <text:span text:style-name="T40">– </text:span>1.0 x 2<text:span text:style-name="T1">1024</text:span> <text:s/>= <text:s/><text:span text:style-name="T40">–</text:span>2<text:span text:style-name="T1">1024</text:span>.</text:p>
      <text:p text:style-name="P22"/>
      <text:p text:style-name="P22"/>
      <text:p text:style-name="P30">§4.7.3 <text:s/>Nans other than infinity</text:p>
      <text:p text:style-name="P22"/>
      <text:p text:style-name="P22">If at least one bit of the significand is 1 and the stored exponent is 7FF then the number is a nan not equal to one of the two infinities.</text:p>
      <text:p text:style-name="P25"/>
      <text:p text:style-name="P22"/>
      <text:p text:style-name="P30">§4.7.3.1 <text:s/>Successor of positive infinity</text:p>
      <text:p text:style-name="P22"/>
      <text:p text:style-name="P22">Since positive infinity is 7FF0 0000 0000 0000 its successor must be 7FF0 0000 0000 0001 = 1.0000 0000 0000 0000 0000 0000 0000 0000 0000 0000 0000 0000 0001 x 2<text:span text:style-name="T1">1024</text:span> =<text:span text:style-name="T54"> <text:s/></text:span></text:p>
      <text:p text:style-name="P22"><text:span text:style-name="T48"><draw:frame draw:style-name="fr1" draw:name="Object50" text:anchor-type="as-char" svg:y="-0.2902in" svg:width="0.728in" svg:height="0.4819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1"><text:s/>x 2</text:span><text:span text:style-name="T52">1024</text:span><text:span text:style-name="T51"> .</text:span></text:p>
      <text:p text:style-name="P22"/>
      <text:p text:style-name="P22"/>
      <text:p text:style-name="P30">§4.7.3.2 <text:s/>The last positive nan</text:p>
      <text:p text:style-name="P22"/>
      <text:p text:style-name="P22">It is not proper to to think of nans as having an ordering scheme because they are not true numbers. <text:s/>The X86 instruction sets does not provide an instruction that compares a nan with a number or a nan with a nan. <text:s/>However, humans can imagine an ordering among nans where the larger nan has a <text:s/>significand larger than the significand of the smaller nan. <text:s/>Using that ordering scheme we find that the last or largest positive nan is 7FFF FFFF FFFF FFFF =</text:p>
      <text:p text:style-name="P22"/>
      <text:p text:style-name="P22">1.1111 1111 1111 …. 1111 x 2<text:span text:style-name="T1">1024</text:span> (52 ones on the right of the point) <text:s/>= <text:s/></text:p>
      <text:p text:style-name="P22"/>
      <text:p text:style-name="P22"><draw:frame draw:style-name="fr1" draw:name="Object51" text:anchor-type="as-char" svg:y="-0.2807in" svg:width="0.5819in" svg:height="0.4571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text:s/>x 2<text:span text:style-name="T1">1024</text:span> <text:s/>= <draw:frame draw:style-name="fr1" draw:name="Object64" text:anchor-type="as-char" svg:y="-0.498in" svg:width="0.6693in" svg:height="0.9138in" draw:z-index="57"><draw:object xlink:href="./Object 67" xlink:type="simple" xlink:show="embed" xlink:actuate="onLoad"/><draw:image xlink:href="./ObjectReplacements/Object 67" xlink:type="simple" xlink:show="embed" xlink:actuate="onLoad"/><svg:desc>formula</svg:desc></draw:frame>x 2<text:span text:style-name="T1">1024</text:span> = <draw:frame draw:style-name="fr1" draw:name="Object65" text:anchor-type="as-char" svg:y="-0.2902in" svg:width="0.7528in" svg:height="0.5035in" draw:z-index="58"><draw:object xlink:href="./Object 68" xlink:type="simple" xlink:show="embed" xlink:actuate="onLoad"/><draw:image xlink:href="./ObjectReplacements/Object 68" xlink:type="simple" xlink:show="embed" xlink:actuate="onLoad"/><svg:desc>formula</svg:desc></draw:frame><text:s/>x 2 x 2<text:span text:style-name="T1">1024</text:span> <text:s/>= <text:s/><text:span text:style-name="T48"><draw:frame draw:style-name="fr1" draw:name="Object66" text:anchor-type="as-char" svg:y="-0.2902in" svg:width="0.7528in" svg:height="0.5035in" draw:z-index="5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1"><text:s/>x 2</text:span><text:span text:style-name="T52">1025</text:span><text:span text:style-name="T51"> .</text:span></text:p>
      <text:p text:style-name="P22"/>
      <text:p text:style-name="P22"/>
      <text:p text:style-name="P32">§4.8 <text:s/>Zero</text:p>
      <text:p text:style-name="P25"/>
      <text:p text:style-name="P25">There are two zeros: one is positive and one is negative. <text:s/>In both cases the stored exponent is all zeros and the significand is all zeros. <text:s/>Hence, the two zeros are:</text:p>
      <text:p text:style-name="P25"/>
      <text:p text:style-name="P25">+0 = 0000 0000 0000 0000 <text:s text:c="2"/>and <text:s text:c="2"/>-0 = 8000 0000 0000 0000</text:p>
      <text:p text:style-name="P25"/>
      <text:p text:style-name="P25">This leads to an interesting dilemma. <text:s/>Use the standard algorithm to convert quad number to decimal. <text:s/>This is the result.</text:p>
      <text:p text:style-name="P25"/>
      <text:p text:style-name="P25"><text:soft-page-break/>+0 = 0000 0000 0000 0000 = 1.0000 …. 0000 x 2<text:span text:style-name="T1">-1022</text:span> <text:s/>= <text:s/>2<text:span text:style-name="T1">-1022</text:span>, or simply stated:</text:p>
      <text:p text:style-name="P25"/>
      <text:p text:style-name="P25">+0 <text:s/>= <text:s/>2<text:span text:style-name="T1">-1022</text:span>.</text:p>
      <text:p text:style-name="P25"/>
      <text:p text:style-name="P25">In a similar fashion one can show that <text:s/>– 0 = <text:s/>– 2<text:span text:style-name="T1">-1022.</text:span></text:p>
      <text:p text:style-name="P25"/>
      <text:p text:style-name="P25"/>
      <text:p text:style-name="P25"/>
      <text:p text:style-name="P32">§4.9 <text:s/>Distance between successive double precision numbers.</text:p>
      <text:p text:style-name="P25"/>
      <text:p text:style-name="P25"/>
      <text:p text:style-name="P12">//Under development</text:p>
      <text:p text:style-name="P64"/>
      <text:p text:style-name="P13"/>
      <text:p text:style-name="P13"/>
      <text:p text:style-name="P13"/>
      <text:p text:style-name="P13"/>
      <text:p text:style-name="P13"/>
      <text:p text:style-name="P37">4.10 <text:s/>Tabular summary of 8-byte non-negative floating point numbers.</text:p>
      <text:p text:style-name="P11"/>
      <text:p text:style-name="P12"/>
      <table:table table:name="Eightbyefloats" table:style-name="Eightbyefloats">
        <table:table-column table:style-name="Eightbyefloats.A"/>
        <table:table-column table:style-name="Eightbyefloats.B"/>
        <table:table-column table:style-name="Eightbyefloats.C"/>
        <table:table-column table:style-name="Eightbyefloats.D"/>
        <table:table-column table:style-name="Eightbyefloats.E"/>
        <table:table-column table:style-name="Eightbyefloats.F"/>
        <table:table-column table:style-name="Eightbyefloats.G"/>
        <table:table-column table:style-name="Eightbyefloats.H"/>
        <table:table-row>
          <table:table-cell table:style-name="Eightbyefloats.A1" office:value-type="string">
            <text:p text:style-name="P52">Numeric Type</text:p>
          </table:table-cell>
          <table:table-cell table:style-name="Eightbyefloats.A1" office:value-type="string">
            <text:p text:style-name="P53">Stored exponent unsigned binary int</text:p>
          </table:table-cell>
          <table:table-cell table:style-name="Eightbyefloats.A1" office:value-type="string">
            <text:p text:style-name="P52">Stored exponent unsigned hex int</text:p>
          </table:table-cell>
          <table:table-cell table:style-name="Eightbyefloats.A1" office:value-type="string">
            <text:p text:style-name="P52">True exponent signed decimal int</text:p>
          </table:table-cell>
          <table:table-cell table:style-name="Eightbyefloats.A1" office:value-type="string">
            <text:p text:style-name="P52">Hidden bit</text:p>
          </table:table-cell>
          <table:table-cell table:style-name="Eightbyefloats.A1" office:value-type="string">
            <text:p text:style-name="P52">Significand requirements</text:p>
          </table:table-cell>
          <table:table-cell table:style-name="Eightbyefloats.A1" office:value-type="string">
            <text:p text:style-name="P52">Min value decimal</text:p>
          </table:table-cell>
          <table:table-cell table:style-name="Eightbyefloats.H1" office:value-type="string">
            <text:p text:style-name="P52">Max value decimal</text:p>
          </table:table-cell>
        </table:table-row>
        <table:table-row>
          <table:table-cell table:style-name="Eightbyefloats.A2" office:value-type="string">
            <text:p text:style-name="P52">Positive zero</text:p>
          </table:table-cell>
          <table:table-cell table:style-name="Eightbyefloats.A2" office:value-type="string">
            <text:p text:style-name="P52">000 0000 0000</text:p>
          </table:table-cell>
          <table:table-cell table:style-name="Eightbyefloats.A2" office:value-type="string">
            <text:p text:style-name="P52">000</text:p>
          </table:table-cell>
          <table:table-cell table:style-name="Eightbyefloats.A2" office:value-type="string">
            <text:p text:style-name="P52">-1022</text:p>
          </table:table-cell>
          <table:table-cell table:style-name="Eightbyefloats.A2" office:value-type="string">
            <text:p text:style-name="P52">0</text:p>
          </table:table-cell>
          <table:table-cell table:style-name="Eightbyefloats.A2" office:value-type="string">
            <text:p text:style-name="P52">52 zeros</text:p>
          </table:table-cell>
          <table:table-cell table:style-name="Eightbyefloats.A2" office:value-type="string">
            <text:p text:style-name="P54">+0.0</text:p>
          </table:table-cell>
          <table:table-cell table:style-name="Eightbyefloats.H2" office:value-type="string">
            <text:p text:style-name="P54">+0.0</text:p>
          </table:table-cell>
        </table:table-row>
        <table:table-row>
          <table:table-cell table:style-name="Eightbyefloats.A2" office:value-type="string">
            <text:p text:style-name="P52">Subnormal</text:p>
          </table:table-cell>
          <table:table-cell table:style-name="Eightbyefloats.A2" office:value-type="string">
            <text:p text:style-name="P52">000 0000 0000</text:p>
          </table:table-cell>
          <table:table-cell table:style-name="Eightbyefloats.A2" office:value-type="string">
            <text:p text:style-name="P52">000</text:p>
          </table:table-cell>
          <table:table-cell table:style-name="Eightbyefloats.A2" office:value-type="string">
            <text:p text:style-name="P52">-1022</text:p>
          </table:table-cell>
          <table:table-cell table:style-name="Eightbyefloats.A2" office:value-type="string">
            <text:p text:style-name="P52">0</text:p>
          </table:table-cell>
          <table:table-cell table:style-name="Eightbyefloats.A2" office:value-type="string">
            <text:p text:style-name="P52">At least 1 bit of 52 must be nonzero</text:p>
          </table:table-cell>
          <table:table-cell table:style-name="Eightbyefloats.A2" office:value-type="string">
            <text:p text:style-name="P54">2<text:span text:style-name="T1">-1074</text:span></text:p>
          </table:table-cell>
          <table:table-cell table:style-name="Eightbyefloats.H2" office:value-type="string">
            <text:p text:style-name="P29"><text:s/><draw:frame draw:style-name="fr1" draw:name="Object68" text:anchor-type="as-char" svg:y="-0.2902in" svg:width="0.752in" svg:height="0.4819in" draw:z-index="60"><draw:object xlink:href="./Object 71" xlink:type="simple" xlink:show="embed" xlink:actuate="onLoad"/><draw:image xlink:href="./ObjectReplacements/Object 71" xlink:type="simple" xlink:show="embed" xlink:actuate="onLoad"/><svg:desc>formula</svg:desc></draw:frame><text:s/>x 2<text:span text:style-name="T1">-1022</text:span></text:p>
          </table:table-cell>
        </table:table-row>
        <table:table-row>
          <table:table-cell table:style-name="Eightbyefloats.A2" office:value-type="string">
            <text:p text:style-name="P52">Normal</text:p>
          </table:table-cell>
          <table:table-cell table:style-name="Eightbyefloats.A2" office:value-type="string">
            <text:p text:style-name="P52">000 0000 0001 thru 111 1111 1110</text:p>
          </table:table-cell>
          <table:table-cell table:style-name="Eightbyefloats.A2" office:value-type="string">
            <text:p text:style-name="P52">001 thru 7FE</text:p>
          </table:table-cell>
          <table:table-cell table:style-name="Eightbyefloats.A2" office:value-type="string">
            <text:p text:style-name="P52">-1022 thru +1023</text:p>
          </table:table-cell>
          <table:table-cell table:style-name="Eightbyefloats.A2" office:value-type="string">
            <text:p text:style-name="P52">1</text:p>
          </table:table-cell>
          <table:table-cell table:style-name="Eightbyefloats.A2" office:value-type="string">
            <text:p text:style-name="P52">Any 52 bits: ones or zeros</text:p>
          </table:table-cell>
          <table:table-cell table:style-name="Eightbyefloats.A2" office:value-type="string">
            <text:p text:style-name="P54">2<text:span text:style-name="T1">-1022</text:span></text:p>
          </table:table-cell>
          <table:table-cell table:style-name="Eightbyefloats.H2" office:value-type="string">
            <text:p text:style-name="P28"><text:span text:style-name="T48"><draw:frame draw:style-name="fr1" draw:name="Object67" text:anchor-type="as-char" svg:y="-0.2902in" svg:width="0.7528in" svg:height="0.5035in" draw:z-index="6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1"><text:s/>x 2</text:span><text:span text:style-name="T52">1024</text:span></text:p>
          </table:table-cell>
        </table:table-row>
        <table:table-row>
          <table:table-cell table:style-name="Eightbyefloats.A2" office:value-type="string">
            <text:p text:style-name="P52">Positive infinity</text:p>
          </table:table-cell>
          <table:table-cell table:style-name="Eightbyefloats.A2" office:value-type="string">
            <text:p text:style-name="P52">111 1111 1111</text:p>
          </table:table-cell>
          <table:table-cell table:style-name="Eightbyefloats.A2" office:value-type="string">
            <text:p text:style-name="P52">7FF</text:p>
          </table:table-cell>
          <table:table-cell table:style-name="Eightbyefloats.A2" office:value-type="string">
            <text:p text:style-name="P52">+1024</text:p>
          </table:table-cell>
          <table:table-cell table:style-name="Eightbyefloats.A2" office:value-type="string">
            <text:p text:style-name="P52">1</text:p>
          </table:table-cell>
          <table:table-cell table:style-name="Eightbyefloats.A2" office:value-type="string">
            <text:p text:style-name="P52">52 zeros</text:p>
          </table:table-cell>
          <table:table-cell table:style-name="Eightbyefloats.A2" office:value-type="string">
            <text:p text:style-name="P55">2<text:span text:style-name="T1">1024</text:span></text:p>
          </table:table-cell>
          <table:table-cell table:style-name="Eightbyefloats.H2" office:value-type="string">
            <text:p text:style-name="P55">2<text:span text:style-name="T1">1024</text:span></text:p>
          </table:table-cell>
        </table:table-row>
        <table:table-row>
          <table:table-cell table:style-name="Eightbyefloats.A2" office:value-type="string">
            <text:p text:style-name="P52">Positive nan</text:p>
          </table:table-cell>
          <table:table-cell table:style-name="Eightbyefloats.A2" office:value-type="string">
            <text:p text:style-name="P52">111 1111 1111</text:p>
          </table:table-cell>
          <table:table-cell table:style-name="Eightbyefloats.A2" office:value-type="string">
            <text:p text:style-name="P52">7FF</text:p>
          </table:table-cell>
          <table:table-cell table:style-name="Eightbyefloats.A2" office:value-type="string">
            <text:p text:style-name="P52">+1024</text:p>
          </table:table-cell>
          <table:table-cell table:style-name="Eightbyefloats.A2" office:value-type="string">
            <text:p text:style-name="P52">1</text:p>
          </table:table-cell>
          <table:table-cell table:style-name="Eightbyefloats.A2" office:value-type="string">
            <text:p text:style-name="P52">At least 1 bit of 52 must be nonzero</text:p>
          </table:table-cell>
          <table:table-cell table:style-name="Eightbyefloats.A2" office:value-type="string">
            <text:p text:style-name="P28"><text:span text:style-name="T48"><draw:frame draw:style-name="fr1" draw:name="Object69" text:anchor-type="as-char" svg:y="-0.2902in" svg:width="0.728in" svg:height="0.4819in" draw:z-index="6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1"><text:s/>x 2</text:span><text:span text:style-name="T52">1024</text:span></text:p>
          </table:table-cell>
          <table:table-cell table:style-name="Eightbyefloats.H2" office:value-type="string">
            <text:p text:style-name="P28"><text:span text:style-name="T48"><draw:frame draw:style-name="fr1" draw:name="Object70" text:anchor-type="as-char" svg:y="-0.2902in" svg:width="0.7528in" svg:height="0.5035in" draw:z-index="6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1"><text:s/>x 2</text:span><text:span text:style-name="T52">1025</text:span></text:p>
          </table:table-cell>
        </table:table-row>
      </table:table>
      <text:p text:style-name="P12"/>
      <text:p text:style-name="P62">Chapter 5 <text:s/>IEEE 754 Quadruple precision – 16-byte numbers</text:p>
      <text:p text:style-name="P22"/>
      <text:p text:style-name="P32">§5.1 <text:s/>Important numbers</text:p>
      <text:p text:style-name="P22"/>
      <text:p text:style-name="P22">Quadruple precision numbers may be called 16-bytes floats</text:p>
      <text:p text:style-name="P22"/>
      <text:p text:style-name="P22">The important numbers are the same as those of the Extended Precision type. <text:s/>Refer to <text:span text:style-name="T54">§3.1.</text:span></text:p>
      <text:p text:style-name="P22"/>
      <text:p text:style-name="P3">Bias number = 3FFF <text:s text:c="2"/>= <text:s text:c="2"/>16383 <text:s/>= <text:s text:c="2"/>(2<text:span text:style-name="T1">14</text:span> - 1)</text:p>
      <text:p text:style-name="P3"/>
      <text:p text:style-name="P22">Base number = 4002 <text:s/>= <text:s/>-16382 <text:s/>= <text:s/>-(2<text:span text:style-name="T1">14</text:span> - 2)</text:p>
      <text:p text:style-name="P22"/>
      <text:p text:style-name="P22"/>
      <text:p text:style-name="P32">§5.2 <text:s/>Exponents</text:p>
      <text:p text:style-name="P22"/>
      <text:p text:style-name="P3"><text:span text:style-name="T18">The facts about exponents are identical to those in </text:span><text:span text:style-name="T17">§3</text:span><text:span text:style-name="T18">.2. <text:s/>For convenience those facts are restated here.</text:span></text:p>
      <text:p text:style-name="P22"/>
      <text:p text:style-name="P3">Range of true exponents for normal numbers: <text:s/>[-16382 .. +16383]</text:p>
      <text:p text:style-name="P3"/>
      <text:p text:style-name="P3">Range of stored exponents for normal numbers: <text:s text:c="3"/>[+1 .. +32766]</text:p>
      <text:p text:style-name="P3"/>
      <text:p text:style-name="P3">Stored exponent of 0.0 <text:s/>= <text:s/>0<text:span text:style-name="T9">10</text:span> <text:s/>= <text:s/>(000 0000 0000 0000)<text:span text:style-name="T9">2</text:span></text:p>
      <text:p text:style-name="P18"/>
      <text:p text:style-name="P3"><text:span text:style-name="T12">Stored exponent of denormals <text:s/>= <text:s/>0</text:span><text:span text:style-name="T9">10</text:span><text:span text:style-name="T12"> <text:s/>= <text:s/>(000 0000 0000 0000)</text:span><text:span text:style-name="T9">2</text:span><text:span text:style-name="T12"> <text:s/>= <text:s/>(0000)</text:span><text:span text:style-name="T9">16</text:span></text:p>
      <text:p text:style-name="P18"/>
      <text:p text:style-name="P18">Effective exponent of denormals <text:s/>= <text:s/>base number <text:s/>= <text:s/>-16382</text:p>
      <text:p text:style-name="P18"/>
      <text:p text:style-name="P18">Stored exponent of both infinities and all nans <text:s/>= <text:s/>+32767 <text:s/>= <text:s/>7FFF</text:p>
      <text:p text:style-name="P18"/>
      <text:p text:style-name="P22">Effective exponent of both infinities and all nans <text:s/>= <text:s/>+16384 <text:s text:c="2"/>= <text:s/>(4000)<text:span text:style-name="T9">16</text:span></text:p>
      <text:p text:style-name="P22"/>
      <text:p text:style-name="P22"/>
      <text:p text:style-name="P32">§5.3 <text:s/>Significands</text:p>
      <text:p text:style-name="P22"/>
      <text:p text:style-name="P22">The stored significand holds 112 bits and hides 1 bit giving an effective precision of 113 bits. <text:s/>The hidden bit is the single bit on the left of the radix point of the true significand.</text:p>
      <text:p text:style-name="P22"/>
      <text:p text:style-name="P22"/>
      <text:p text:style-name="P32">§5.4 <text:s/>Denormal numbers – more recently called subnormal numbers.</text:p>
      <text:p text:style-name="P22"/>
      <text:p text:style-name="P32">§5.4.1 <text:s/>Basics</text:p>
      <text:p text:style-name="P22"/>
      <text:p text:style-name="P22">The denormal numbers lie in the two ranges on opposite sides of zero:</text:p>
      <text:p text:style-name="P22"/>
      <text:p text:style-name="P28"><text:soft-page-break/>largest negative normal # &lt; denormals &lt; 0.0 &lt; denormals &lt; smallest positive normal #</text:p>
      <text:p text:style-name="P22"/>
      <text:p text:style-name="P22">The leading bit of the true significand, a zero, is not stored, but it is hidden.</text:p>
      <text:p text:style-name="P22"/>
      <text:p text:style-name="P22">The stored exponent of all denormal numbers is 000 0000 0000 0000 (15 zeros).</text:p>
      <text:p text:style-name="P22"/>
      <text:p text:style-name="P22">The true exponent of all denormal numbers is -16382.</text:p>
      <text:p text:style-name="P22"/>
      <text:p text:style-name="P22">The absolute value of a denormal number will be less than the smallest positive normal number: se<text:span text:style-name="T25">e </text:span><text:span text:style-name="T34">§</text:span><text:span text:style-name="T25">5.6.2.</text:span></text:p>
      <text:p text:style-name="P22"/>
      <text:p text:style-name="P22"/>
      <text:p text:style-name="P22"/>
      <text:p text:style-name="P32">§5.4.2 <text:s/>Smallest positive denormal number</text:p>
      <text:p text:style-name="P22"/>
      <text:p text:style-name="P22">The number is positive, therefore, the sign bit = 0.</text:p>
      <text:p text:style-name="P22">The number is denormal, therefore, its stored exponent must be zero.</text:p>
      <text:p text:style-name="P22">The true exponent is the base number = -16382.</text:p>
      <text:p text:style-name="P22">The stored significand is 0000 … 001 (111 zeros followed by a single 1)</text:p>
      <text:p text:style-name="P22"/>
      <text:p text:style-name="P22">Combine the three components, sign, exponent, significand, to obtain:</text:p>
      <text:p text:style-name="P22"/>
      <text:p text:style-name="P22">Smallest positive denormal number <text:s/>= <text:s/>0000 … 001 <text:s/>(127 zeros followed by 1)</text:p>
      <text:p text:style-name="P22"/>
      <text:p text:style-name="P22">= 0000 0000 0000 0000 0000 0000 0000 0001</text:p>
      <text:p text:style-name="P22">(8 groups of hex digits with 1 appearing at the far right).</text:p>
      <text:p text:style-name="P22"/>
      <text:p text:style-name="P22">The hex number above is converted to base 10 as follows. <text:s/>Note these facts.</text:p>
      <text:p text:style-name="P51">sign bit = 0</text:p>
      <text:p text:style-name="P51">stored exponent = 0</text:p>
      <text:p text:style-name="P51">true exponent = base number = -16382</text:p>
      <text:p text:style-name="P51">true significand = 0.0000 … 0001 (111 zeros between the point and the 1)</text:p>
      <text:p text:style-name="P22"/>
      <text:p text:style-name="P22">Therefore, the smallest positive denormal number in decimal is</text:p>
      <text:p text:style-name="P22"/>
      <text:p text:style-name="P22">0.0000 … 0001 x 2<text:span text:style-name="T1">-16382</text:span> <text:s/>= <text:s/><draw:frame draw:style-name="fr1" draw:name="Object46" text:anchor-type="as-char" svg:y="-0.2681in" svg:width="0.4689in" svg:height="0.4374in" draw:z-index="64"><draw:object xlink:href="./Object 49" xlink:type="simple" xlink:show="embed" xlink:actuate="onLoad"/><draw:image xlink:href="./ObjectReplacements/Object 49" xlink:type="simple" xlink:show="embed" xlink:actuate="onLoad"/><svg:desc>formula</svg:desc></draw:frame><text:s/>x 2<text:span text:style-name="T1">-16382</text:span> <text:s/>= <text:s/>2<text:span text:style-name="T1">-16494</text:span>, which is considered to be a valid expression for a number in base 10. <text:s/>In summary, </text:p>
      <text:p text:style-name="P22"/>
      <text:p text:style-name="P22">0000 0000 0000 0000 0000 0000 0000 0001 <text:s/>= <text:s/>2<text:span text:style-name="T1">-16494</text:span>.</text:p>
      <text:p text:style-name="P22"/>
      <text:p text:style-name="P22"/>
      <text:p text:style-name="P22"/>
      <text:p text:style-name="P32">§5.4.3 <text:s/>The largest denormal number (positive)</text:p>
      <text:p text:style-name="P22"/>
      <text:p text:style-name="P22">The largest positive denormal number has these properties.</text:p>
      <text:p text:style-name="P22">sign bit = 0</text:p>
      <text:p text:style-name="P22">stored exponent = 000 0000 0000 0000</text:p>
      <text:p text:style-name="P22">true exponent = -16382</text:p>
      <text:p text:style-name="P22"><text:soft-page-break/>hidden bit = 0</text:p>
      <text:p text:style-name="P22">stored significand = 1111 1111 1111 … 1111 <text:s text:c="4"/>(112 ones)</text:p>
      <text:p text:style-name="P22"/>
      <text:p text:style-name="P22">Combine the information above to obtain the number:</text:p>
      <text:p text:style-name="P22"/>
      <text:p text:style-name="P22">0000 0000 0000 0000 1111 1111 1111 … 1111 <text:s/>= <text:s/></text:p>
      <text:p text:style-name="P22"/>
      <text:p text:style-name="P22">0000 FFFF FFFF FFFF FFFF FFFF FFFF FFFF <text:s text:c="2"/>(8 groups) <text:s/>=</text:p>
      <text:p text:style-name="P22"/>
      <text:p text:style-name="P22">0.1111111 … 1 x 2<text:span text:style-name="T1">-16382</text:span> <text:s/>= <text:s/><draw:frame draw:style-name="fr1" draw:name="Object58" text:anchor-type="as-char" svg:y="-0.2807in" svg:width="0.589in" svg:height="0.4508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x 2<text:span text:style-name="T1">-16382</text:span> <text:s/>= <text:s text:c="3"/><draw:frame draw:style-name="fr1" draw:name="Object59" text:anchor-type="as-char" svg:y="-0.2807in" svg:width="0.8453in" svg:height="0.4508in" draw:z-index="66"><draw:object xlink:href="./Object 62" xlink:type="simple" xlink:show="embed" xlink:actuate="onLoad"/><draw:image xlink:href="./ObjectReplacements/Object 62" xlink:type="simple" xlink:show="embed" xlink:actuate="onLoad"/><svg:desc>formula</svg:desc></draw:frame><text:s/>x 2<text:span text:style-name="T1">-16382</text:span> <text:s/>= </text:p>
      <text:p text:style-name="P22"><text:s/><draw:frame draw:style-name="fr1" draw:name="Object60" text:anchor-type="as-char" svg:y="-0.498in" svg:width="0.9756in" svg:height="0.8965in" draw:z-index="67"><draw:object xlink:href="./Object 63" xlink:type="simple" xlink:show="embed" xlink:actuate="onLoad"/><draw:image xlink:href="./ObjectReplacements/Object 63" xlink:type="simple" xlink:show="embed" xlink:actuate="onLoad"/></draw:frame><text:s/>x 2<text:span text:style-name="T1">-16382</text:span> <text:s text:c="2"/>= <text:s/><draw:frame draw:style-name="fr1" draw:name="Object61" text:anchor-type="as-char" svg:y="-0.2902in" svg:width="0.802in" svg:height="0.4819in" draw:z-index="68"><draw:object xlink:href="./Object 64" xlink:type="simple" xlink:show="embed" xlink:actuate="onLoad"/><draw:image xlink:href="./ObjectReplacements/Object 64" xlink:type="simple" xlink:show="embed" xlink:actuate="onLoad"/></draw:frame><text:s/>x 2<text:span text:style-name="T1">-16382</text:span> <text:s/>.</text:p>
      <text:p text:style-name="P22"/>
      <text:p text:style-name="P21"/>
      <text:p text:style-name="P34">§5.4.4 <text:s/>Smallest denormal number (negative)</text:p>
      <text:p text:style-name="P21"/>
      <text:p text:style-name="P21"/>
      <text:p text:style-name="P21"/>
      <text:p text:style-name="P34">§5.4.5 <text:s/>Largest negative denormal number</text:p>
      <text:p text:style-name="P21"/>
      <text:p text:style-name="P21"/>
      <text:p text:style-name="P21"/>
      <text:p text:style-name="P34">§5.11 <text:s/>Distance between successive double precision numbers.</text:p>
      <text:p text:style-name="P21"/>
      <text:p text:style-name="P21"/>
      <text:p text:style-name="P21"/>
      <text:p text:style-name="P21">§5.12 <text:s/>Useful facts</text:p>
      <text:p text:style-name="P22"/>
      <text:p text:style-name="P22"><text:span text:style-name="T11">A. <text:s/>Proposition.</text:span> <text:s/>If a floating point octoword number has true exponent f then the distance from the number to its successor is 2<text:span text:style-name="T1">f-112</text:span>.</text:p>
      <text:p text:style-name="P22"/>
      <text:p text:style-name="P22">Demonstration. <text:s/>Let X = any floating point octoword number with true exponent f. <text:s/>Then X = signifcand x 2<text:span text:style-name="T1">f</text:span> and 1.0 <text:s/><text:span text:style-name="T60">≤ <text:s/>signifcand <text:s/>&lt; <text:s/>2.0 .</text:span></text:p>
      <text:p text:style-name="P22"/>
      <text:p text:style-name="P22">To obtain the successor float number we add to the significand of X the smallest increment possible, namely: <text:s/>0.0000 …. 0001 (111 zeros on the right of the point) = <text:span text:style-name="T60"><draw:frame draw:style-name="fr1" draw:name="Object73" text:anchor-type="as-char" svg:y="-0.2902in" svg:width="0.4689in" svg:height="0.4374in" draw:z-index="69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0"><text:s/>= 2</text:span><text:span text:style-name="T8">-112</text:span><text:span text:style-name="T60"> <text:s/>. <text:s/>Therefore, the successor of X is succ(X) = <text:s/>(signifcand + 2</text:span><text:span text:style-name="T8">-112</text:span><text:span text:style-name="T60">) x 2</text:span><text:span text:style-name="T8">f</text:span><text:span text:style-name="T60"> <text:s/>. <text:s/>From here we can easily compute <text:s/>distance = succ(X) – X = (signifcand + 2</text:span><text:span text:style-name="T8">-112</text:span><text:span text:style-name="T60">) x 2</text:span><text:span text:style-name="T8">f</text:span><text:span text:style-name="T60"> <text:s/>– signifcand x 2</text:span><text:span text:style-name="T8">f</text:span><text:span text:style-name="T60"> <text:s/>= <text:s/>2</text:span><text:span text:style-name="T8">-112</text:span><text:span text:style-name="T60"> x 2</text:span><text:span text:style-name="T8">f</text:span><text:span text:style-name="T60"> <text:s/>= 2</text:span><text:span text:style-name="T8">f-112</text:span><text:span text:style-name="T60">.</text:span></text:p>
      <text:p text:style-name="P22"/>
      <text:p text:style-name="P22">End of proposition.</text:p>
      <text:p text:style-name="P22"/>
      <text:p text:style-name="P22"/>
      <text:p text:style-name="P22"><text:span text:style-name="T11">B. <text:s/>Exercise.</text:span> <text:s/>Find the smallest floating point octoword number X such that the distance from <text:soft-page-break/>X to its successor is exactly 1.</text:p>
      <text:p text:style-name="P22"/>
      <text:p text:style-name="P22">Solution. <text:s/>Let X be the wanted number. <text:s/>Then X has some true exponent which we call f. <text:s/>From the proposition we know that the distance to the successor of X is <text:s/>2<text:span text:style-name="T1">f-112</text:span> . <text:s/>However, the exercise says that the distance is 1. <text:s/>Therefore, it must be true that 2<text:span text:style-name="T1">f-112</text:span> = 1. <text:s/>However, that implies that f = 112.</text:p>
      <text:p text:style-name="P22"/>
      <text:p text:style-name="P22">At this point we know that X = significand x 2<text:span text:style-name="T1">112</text:span> for some number called significand. <text:s/>Since the exercise wants the smallest possible octoword we choose for significand the smallest number allowed as significand, namely: <text:s/>1.000000 … 0000 = 1. <text:s/>Therefore, X = 1.0 x 2<text:span text:style-name="T1">112</text:span> = 2<text:span text:style-name="T1">112</text:span> , and that is the wanted number: X = 2<text:span text:style-name="T1">112</text:span> .</text:p>
      <text:p text:style-name="P22"/>
      <text:p text:style-name="P22">Footnote to the exercise: <text:s/>Express X in IEEE754 standard hex. <text:s/>Students enrolled in CPSC240 are very adept at number conversion and they are able to quickly solve this problem: <text:s/></text:p>
      <text:p text:style-name="P22">X = 406F 0000 0000 0000 0000 0000 0000 0000.</text:p>
      <text:p text:style-name="P22"/>
      <text:p text:style-name="P22"/>
      <text:p text:style-name="P22"><text:span text:style-name="T11">C. <text:s/>Comment on the Exercise B.</text:span> <text:s/>The number 2<text:span text:style-name="T1">112</text:span> is special. <text:s/>Clearly, it is an integer and the next larger octoword number (2<text:span text:style-name="T1">112</text:span> + 1) is also an integer with no floating point number between 2<text:span text:style-name="T1">112</text:span> <text:s/>and <text:s/>(2<text:span text:style-name="T1">112</text:span> + 1) ; <text:s/>the fractions have disappeared. <text:s/>In fact, all the fractions have disappeared for numbers beyond 2<text:span text:style-name="T1">112</text:span> . <text:s/>Look at the next proposition.</text:p>
      <text:p text:style-name="P22"/>
      <text:p text:style-name="P22"/>
      <text:p text:style-name="P22"><text:span text:style-name="T11">D. <text:s/>Proposition</text:span>. <text:s/>If X is any floating point octoword <text:span text:style-name="T43">≥</text:span> 2<text:span text:style-name="T1">112</text:span> then X is an integer.</text:p>
      <text:p text:style-name="P22"/>
      <text:p text:style-name="P22">Proof. <text:s/>Let X be any octoword float. <text:s/>Then X = (significand) x 2<text:span text:style-name="T1">w</text:span>, and 1.0 <text:span text:style-name="T60">≤ significand </text:span><text:span text:style-name="T41">&lt;</text:span><text:span text:style-name="T35"> 2.0 and w is the true exponent.</text:span></text:p>
      <text:p text:style-name="P22"/>
      <text:p text:style-name="P22">The following is a given condition: <text:s/>2<text:span text:style-name="T1">112</text:span> <text:span text:style-name="T42">≤</text:span><text:span text:style-name="T60"> X = </text:span><text:span text:style-name="T35">(significand) x 2</text:span><text:span text:style-name="T3">w</text:span><text:span text:style-name="T35"> &lt; 2.0 x 2</text:span><text:span text:style-name="T3">w</text:span><text:span text:style-name="T35"> = 2</text:span><text:span text:style-name="T3">w+1</text:span><text:span text:style-name="T35">.</text:span></text:p>
      <text:p text:style-name="P22"/>
      <text:p text:style-name="P22">Now pick out the first and last terms: <text:s/>2<text:span text:style-name="T1">112</text:span> <text:span text:style-name="T35">&lt; <text:s/>2</text:span><text:span text:style-name="T3">w+1</text:span><text:span text:style-name="T35"> . <text:s/>This leads to 112 &lt; w+1, which in turn leads to 111 &lt; w. <text:s/>But w is an integer, therefore, 112 ≤ w. <text:s/>So, we have established that w is at least the size of 112, and perhaps larger.</text:span></text:p>
      <text:p text:style-name="P27"/>
      <text:p text:style-name="P22"><text:span text:style-name="T35">Now return to X, which can be represented at X = 1.d</text:span><text:span text:style-name="T10">1</text:span><text:span text:style-name="T35">d</text:span><text:span text:style-name="T10">2</text:span><text:span text:style-name="T35">d</text:span><text:span text:style-name="T10">3</text:span><text:span text:style-name="T35"> … d</text:span><text:span text:style-name="T10">112</text:span><text:span text:style-name="T35"> x 2</text:span><text:span text:style-name="T3">w</text:span><text:span text:style-name="T35"> <text:s/>where <text:s/>d</text:span><text:span text:style-name="T10">1</text:span><text:span text:style-name="T35">, d</text:span><text:span text:style-name="T10">2</text:span><text:span text:style-name="T35">,</text:span><text:span text:style-name="T10"> </text:span><text:span text:style-name="T35">d</text:span><text:span text:style-name="T10">3</text:span><text:span text:style-name="T35">, … d</text:span><text:span text:style-name="T10">112</text:span><text:span text:style-name="T35"> <text:s/>are binary digits and w is the true exponent in the range with the constraint: <text:s/>112 ≤ w. <text:s/>Now look closely at the X expression:</text:span></text:p>
      <text:p text:style-name="P27"/>
      <text:p text:style-name="P22"><text:span text:style-name="T35">X = <text:s/>1.d</text:span><text:span text:style-name="T10">1</text:span><text:span text:style-name="T35">d</text:span><text:span text:style-name="T10">2</text:span><text:span text:style-name="T35">d</text:span><text:span text:style-name="T10">3</text:span><text:span text:style-name="T35"> … d</text:span><text:span text:style-name="T10">112</text:span><text:span text:style-name="T35"> x 2</text:span><text:span text:style-name="T3">w</text:span><text:span text:style-name="T35"> <text:s/>= <text:s/></text:span><text:span text:style-name="T35"><draw:frame draw:style-name="fr1" draw:name="Object74" text:anchor-type="as-char" svg:y="-0.2807in" svg:width="1.3543in" svg:height="0.4965in" draw:z-index="7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5"><text:s/>= </text:span><text:span text:style-name="T35"><draw:frame draw:style-name="fr1" draw:name="Object75" text:anchor-type="as-char" svg:y="-0.2807in" svg:width="1.1575in" svg:height="0.4953in" draw:z-index="7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5">. <text:s/>In the latter expression every component part is an integer, and therefore, X must be an integer. <text:s/>End of proof.</text:span></text:p>
      <text:p text:style-name="P27"/>
      <text:p text:style-name="P27"/>
      <text:p text:style-name="P22"><text:span text:style-name="T36">E. <text:s/>Think about the result.</text:span><text:span text:style-name="T35"> <text:s/>The proposition says that beyond a certain number, <text:s/></text:span><text:span text:style-name="T60">2</text:span><text:span text:style-name="T8">112</text:span><text:span text:style-name="T60"> </text:span><text:span text:style-name="T35">, there are no more fractions. <text:s/>Yes, the true exponents continue through 16383, but after exponent 112 the numbers are all integers.</text:span></text:p>
      <text:p text:style-name="P22"/>
      <text:p text:style-name="P22">What should 256-bit floats do to improve on this situation?</text:p>
      <text:p text:style-name="P43">Epilogue</text:p>
      <text:p text:style-name="P23"/>
      <text:p text:style-name="P23">This document was begun in July 2015 as an attempt to gather in one place as many facts about numbers used in computing as possible. <text:s/>The project is still continuing although at a much reduced rate of development.</text:p>
      <text:p text:style-name="P23"/>
      <text:p text:style-name="P23">If any reader has <text:span text:style-name="T63">ideas, </text:span>comments, or corrections then send them to me at</text:p>
      <text:p text:style-name="P23"/>
      <text:p text:style-name="P23"><text:tab/><text:a xlink:type="simple" xlink:href="mailto:holliday@fullerton.edu" text:style-name="Internet_20_link" text:visited-style-name="Visited_20_Internet_20_Link">holliday@fullerton.edu</text:a></text:p>
      <text:p text:style-name="P23"/>
      <text:p text:style-name="P24">Floyd Holliday</text:p>
      <text:p text:style-name="P24">Date of last update: 2018-Jan-28.</text:p>
      <text:p text:style-name="P44">Beyond this page this document is under development. <text:s/>Do not rely on the calculations that follow.</text:p>
      <text:p text:style-name="P22"/>
      <text:p text:style-name="P22">What is zero point zero?</text:p>
      <text:p text:style-name="P22"/>
      <text:p text:style-name="P22"/>
      <text:p text:style-name="P22">The stored exponent is 000 0000 0000 0000</text:p>
      <text:p text:style-name="P22">The true exponent is -16382</text:p>
      <text:p text:style-name="P22">The stored significand is 1111 … 1111 [112 ones]</text:p>
      <text:p text:style-name="P22">The true significand is 0.111 … 111 [112 ones right of the point]</text:p>
      <text:p text:style-name="P22">Therefore, the largest positive (true) denormal number is</text:p>
      <text:p text:style-name="P22"/>
      <text:p text:style-name="P22">0.111 … 111 x 2<text:span text:style-name="T1">-16382</text:span> = <draw:frame draw:style-name="fr1" draw:name="Object19" text:anchor-type="as-char" svg:y="-0.2807in" svg:width="0.589in" svg:height="0.4508in" draw:z-index="72"><draw:object xlink:href="./Object 19" xlink:type="simple" xlink:show="embed" xlink:actuate="onLoad"/><draw:image xlink:href="./ObjectReplacements/Object 19" xlink:type="simple" xlink:show="embed" xlink:actuate="onLoad"/><svg:desc>formula</svg:desc></draw:frame><text:s/>x 2<text:span text:style-name="T1">-16382</text:span> <text:s/>= <text:s/><draw:frame draw:style-name="fr1" draw:name="Object22" text:anchor-type="as-char" svg:y="-0.2807in" svg:width="0.8453in" svg:height="0.4508in" draw:z-index="73"><draw:object xlink:href="./Object 22" xlink:type="simple" xlink:show="embed" xlink:actuate="onLoad"/><draw:image xlink:href="./ObjectReplacements/Object 22" xlink:type="simple" xlink:show="embed" xlink:actuate="onLoad"/><svg:desc>formula</svg:desc></draw:frame><text:s/>x 2<text:span text:style-name="T1">-16382</text:span> = <draw:frame draw:style-name="fr1" draw:name="Object23" text:anchor-type="as-char" svg:y="-0.498in" svg:width="0.9756in" svg:height="0.8965in" draw:z-index="74"><draw:object xlink:href="./Object 23" xlink:type="simple" xlink:show="embed" xlink:actuate="onLoad"/><draw:image xlink:href="./ObjectReplacements/Object 23" xlink:type="simple" xlink:show="embed" xlink:actuate="onLoad"/><svg:desc>formula</svg:desc></draw:frame><text:s/>x 2<text:span text:style-name="T1">-16382</text:span></text:p>
      <text:p text:style-name="P22"/>
      <text:p text:style-name="P22"><text:s text:c="4"/>= <text:s/><draw:frame draw:style-name="fr1" draw:name="Object21" text:anchor-type="as-char" svg:y="-0.2902in" svg:width="0.802in" svg:height="0.4819in" draw:z-index="75"><draw:object xlink:href="./Object 21" xlink:type="simple" xlink:show="embed" xlink:actuate="onLoad"/><draw:image xlink:href="./ObjectReplacements/Object 21" xlink:type="simple" xlink:show="embed" xlink:actuate="onLoad"/></draw:frame><text:s/>x 2<text:span text:style-name="T1">-16382</text:span>.</text:p>
      <text:p text:style-name="P22"/>
      <text:p text:style-name="P22">{The above needs a second check for accuracy.}</text:p>
      <text:p text:style-name="P22"/>
      <text:p text:style-name="P22"/>
      <text:p text:style-name="P22">Smallest positive normal number.</text:p>
      <text:p text:style-name="P22"/>
      <text:p text:style-name="P22">0x0001 0000 0000 0000 0000 0000 0000 0000</text:p>
      <text:p text:style-name="P22"/>
      <text:p text:style-name="P22">The true exponent is 1 minus the bias number, which equal<text:span text:style-name="T63">s </text:span><text:s/>-16382.</text:p>
      <text:p text:style-name="P22">The significant is 1.00 … 0 with 112 trailing zeros</text:p>
      <text:p text:style-name="P22">Therefore the smallest positive normal number is <text:s text:c="2"/>1.0 x 2<text:span text:style-name="T1">-16382</text:span> <text:s/>= <text:s text:c="2"/>2<text:span text:style-name="T1">-16382</text:span></text:p>
      <text:p text:style-name="P22"/>
      <text:p text:style-name="P22"/>
      <text:p text:style-name="P22"/>
      <text:p text:style-name="P22">Largest positive normal</text:p>
      <text:p text:style-name="P22"/>
      <text:p text:style-name="P22">0x7FFE FFFF FFFF FFFF FFFF FFFF FFFF FFFF</text:p>
      <text:p text:style-name="P22"/>
      <text:p text:style-name="P22">The stored exponent is 7FFE = 32766, and hence the true exponent is 16383.</text:p>
      <text:p text:style-name="P22">The significand is 1.111 … 1111 with a total of 113 one-bits. <text:s/>Therefore, the largest positive normal number is <text:s/>1.111 … 1111 x 2<text:span text:style-name="T1">16383</text:span> = <draw:frame draw:style-name="fr1" draw:name="Object16" text:anchor-type="as-char" svg:y="-0.2807in" svg:width="0.5898in" svg:height="0.4508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text:s/>x 2<text:span text:style-name="T1">16383</text:span> <text:s/>= <text:s/><draw:frame draw:style-name="fr1" draw:name="Object17" text:anchor-type="as-char" svg:y="-0.498in" svg:width="0.7193in" svg:height="0.8965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s/>x 2<text:span text:style-name="T1">16383</text:span> <text:s/>= <text:s/><draw:frame draw:style-name="fr1" draw:name="Object18" text:anchor-type="as-char" svg:y="-0.2902in" svg:width="0.8035in" svg:height="0.4819in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text:s/>x 2<text:span text:style-name="T1">16384</text:span></text:p>
      <text:p text:style-name="P22"/>
      <text:p text:style-name="P22"><text:soft-page-break/></text:p>
      <text:p text:style-name="P22"/>
      <text:p text:style-name="P22"/>
      <text:p text:style-name="P22">Positive infinity</text:p>
      <text:p text:style-name="P22"/>
      <text:p text:style-name="P22">Smallest positive nan</text:p>
      <text:p text:style-name="P22"/>
      <text:p text:style-name="P22">Largest positive nan</text:p>
      <text:p text:style-name="P22"/>
      <text:p text:style-name="P22">Distance between the largest positive (true) denormal and the smallest positive normal.</text:p>
      <text:p text:style-name="P22"/>
      <text:p text:style-name="P22"/>
      <text:p text:style-name="P22"/>
      <text:p text:style-name="P18"><text:span text:style-name="T45">Conversions of decimal numbers to quadruple precision hex and the reverse.</text:span>This is a work in progress.</text:p>
      <text:p text:style-name="P18"/>
      <text:p text:style-name="P18">For many of the above numbers the corresponding decimal value is yet to be posted.</text:p>
      <text:p text:style-name="P18"/>
      <text:p text:style-name="P18">Eventually there will be sections for all of the following:</text:p>
      <text:p text:style-name="P18"><text:tab/>== Extended precision numbers (80 bits)</text:p>
      <text:p text:style-name="P18"><text:tab/>== Double precision numbers (64 bits)</text:p>
      <text:p text:style-name="P18"><text:tab/>== Quadruple precision numbers (128 bits)</text:p>
      <text:p text:style-name="P18"/>
      <text:p text:style-name="P18"/>
      <text:p text:style-name="P18">If you have ideas about numbers then send me email:</text:p>
      <text:p text:style-name="P18"/>
      <text:p text:style-name="P18">If you find an error tell me about it. <text:s/>I don't mind being corrected. <text:s/>My goal is scientific correctness.</text:p>
      <text:p text:style-name="P18"/>
      <text:p text:style-name="P19">activeprofessor@yahoo.com 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ndard Symbols L" svg:font-family="'Standard Symbols L'" style:font-charset="x-symbol"/>
    <style:font-face style:name="OpenSymbol" svg:font-family="OpenSymbol"/>
    <style:font-face style:name="URW Palladio L" svg:font-family="'URW Palladio L'"/>
    <style:font-face style:name="Century Schoolbook L1" svg:font-family="'Century Schoolbook L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ylandscap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4:11:15</meta:creation-date>
    <meta:editing-duration>PT6H46M55S</meta:editing-duration>
    <meta:editing-cycles>59</meta:editing-cycles>
    <meta:generator>LibreOffice/6.0.7.3$Linux_X86_64 LibreOffice_project/00m0$Build-3</meta:generator>
    <dc:date>2018-01-28T18:17:10.518429463</dc:date>
    <meta:print-date>2013-10-08T08:37:19</meta:print-date>
    <meta:document-statistic meta:table-count="1" meta:image-count="0" meta:object-count="76" meta:page-count="28" meta:paragraph-count="528" meta:word-count="6243" meta:character-count="35017" meta:non-whitespace-character-count="28234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n>63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1}to{63} {left({1} over {2}right)^k}  </annotation>
  </semantics>
</math>
</file>

<file path=Object 10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n>63</mn>
        </msup>
      </mrow>
    </mrow>
    <annotation encoding="StarMath 5.0"> {left({1} over {2}right)^63}
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63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63} {left({1} over {2}right)^k}  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63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63} {left({1} over {2}right)^k}  </annotation>
  </semantics>
</math>
</file>

<file path=Object 13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64} over {1-left({1 over 2}right)}}
</annotation>
  </semantics>
</math>
</file>

<file path=Object 14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15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16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11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112} {left({1} over {2}right)^k}  </annotation>
  </semantics>
</math>
</file>

<file path=Object 17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3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113} over {1-left({1 over 2}right)}}
</annotation>
  </semantics>
</math>
</file>

<file path=Object 18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3</mn>
              </msup>
            </mrow>
          </mrow>
        </mrow>
      </mfenced>
    </mrow>
    <annotation encoding="StarMath 5.0">left[{1-left({1 over 2}right)^113}right]
</annotation>
  </semantics>
</math>
</file>

<file path=Object 19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n>11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1}to{112} {left({1} over {2}right)^k}  </annotation>
  </semantics>
</math>
</file>

<file path=Object 2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underover>
          <mo stretchy="false">∑</mo>
          <mrow>
            <mrow>
              <mi>k</mi>
              <mo stretchy="false">=</mo>
              <mn>0</mn>
            </mrow>
          </mrow>
          <mrow>
            <mn>6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left({1} over {2}right) sum from{k=0}to{62} {left({1} over {2}right)^k}
</annotation>
  </semantics>
</math>
</file>

<file path=Object 20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n>5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1}to{52} {left({1} over {2}right)^k}  </annotation>
  </semantics>
</math>
</file>

<file path=Object 21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2</mn>
              </msup>
            </mrow>
          </mrow>
        </mrow>
      </mfenced>
    </mrow>
    <annotation encoding="StarMath 5.0">left[{1-left({1 over 2}right)^112}right]
</annotation>
  </semantics>
</math>
</file>

<file path=Object 22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underover>
          <mo stretchy="false">∑</mo>
          <mrow>
            <mrow>
              <mi>k</mi>
              <mo stretchy="false">=</mo>
              <mn>0</mn>
            </mrow>
          </mrow>
          <mrow>
            <mn>111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left({1} over {2}right) sum from{k=0}to{111} {left({1} over {2}right)^k}
</annotation>
  </semantics>
</math>
</file>

<file path=Object 23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2</mn>
              </msup>
            </mrow>
          </mrow>
          <mfenced open="(" close=")">
            <mrow>
              <mrow>
                <mfrac>
                  <mn>1</mn>
                  <mn>2</mn>
                </mfrac>
              </mrow>
            </mrow>
          </mfenced>
        </mfrac>
      </mrow>
    </mrow>
    <annotation encoding="StarMath 5.0">left({1} over {2}right) {{1-left({1 over 2}right)^112} over left({1 over 2}right)}
</annotation>
  </semantics>
</math>
</file>

<file path=Object 24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63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63} {left({1} over {2}right)^k}  </annotation>
  </semantics>
</math>
</file>

<file path=Object 25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64} over {1-left({1 over 2}right)}}
</annotation>
  </semantics>
</math>
</file>

<file path=Object 26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underover>
          <mo stretchy="false">∑</mo>
          <mrow>
            <mrow>
              <mi>k</mi>
              <mo stretchy="false">=</mo>
              <mn>0</mn>
            </mrow>
          </mrow>
          <mrow>
            <mn>51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left({1} over {2}right) sum from{k=0}to{51} {left({1} over {2}right)^k}
</annotation>
  </semantics>
</math>
</file>

<file path=Object 27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  <mrow>
            <mfenced open="(" close=")">
              <mrow>
                <mrow>
                  <mfrac>
                    <mn>1</mn>
                    <mn>2</mn>
                  </mfrac>
                </mrow>
              </mrow>
            </mfenced>
          </mrow>
        </mfrac>
      </mrow>
    </mrow>
    <annotation encoding="StarMath 5.0">{{1-left({1 over 2}right)^64} over {left({1 over 2}right)}}
</annotation>
  </semantics>
</math>
</file>

<file path=Object 28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29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  <mfenced open="(" close=")">
            <mrow>
              <mrow>
                <mn>1</mn>
                <mo stretchy="false">−</mo>
                <mrow>
                  <mfrac>
                    <mn>1</mn>
                    <mn>2</mn>
                  </mfrac>
                </mrow>
              </mrow>
            </mrow>
          </mfenced>
        </mfrac>
      </mrow>
    </mrow>
    <annotation encoding="StarMath 5.0">left({1} over {2}right) {{1-left({1 over 2}right)^52} over left(1-{1 over 2}right)}
</annotation>
  </semantics>
</math>
</file>

<file path=Object 3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  <mfenced open="(" close=")">
            <mrow>
              <mrow>
                <mfrac>
                  <mn>1</mn>
                  <mn>2</mn>
                </mfrac>
              </mrow>
            </mrow>
          </mfenced>
        </mfrac>
      </mrow>
    </mrow>
    <annotation encoding="StarMath 5.0">left({1} over {2}right) {{1-left({1 over 2}right)^63} over left({1 over 2}right)}
</annotation>
  </semantics>
</math>
</file>

<file path=Object 30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-left({1 over 2}right)^52
}right]
</annotation>
  </semantics>
</math>
</file>

<file path=Object 31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32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33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34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35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</mrow>
      </mfenced>
    </mrow>
    <annotation encoding="StarMath 5.0">left[{1-left({1 over 2}right)^63
}right]
</annotation>
  </semantics>
</math>
</file>

<file path=Object 36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6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62} {left({1} over {2}right)^k}</annotation>
  </semantics>
</math>
</file>

<file path=Object 37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63} over {1-left({1 over 2}right)}}
</annotation>
  </semantics>
</math>
</file>

<file path=Object 38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</mrow>
      </mfenced>
    </mrow>
    <annotation encoding="StarMath 5.0">left[{1-left({1 over 2}right)^63
}right]
</annotation>
  </semantics>
</math>
</file>

<file path=Object 39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4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</mrow>
      </mfenced>
    </mrow>
    <annotation encoding="StarMath 5.0">left[{1-left({1 over 2}right)^63}right]
</annotation>
  </semantics>
</math>
</file>

<file path=Object 40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63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63} {left({1} over {2}right)^k}  </annotation>
  </semantics>
</math>
</file>

<file path=Object 41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64} over {1-left({1 over 2}right)}}
</annotation>
  </semantics>
</math>
</file>

<file path=Object 42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  <mrow>
            <mfenced open="(" close=")">
              <mrow>
                <mrow>
                  <mfrac>
                    <mn>1</mn>
                    <mn>2</mn>
                  </mfrac>
                </mrow>
              </mrow>
            </mfenced>
          </mrow>
        </mfrac>
      </mrow>
    </mrow>
    <annotation encoding="StarMath 5.0">{{1-left({1 over 2}right)^64} over {left({1 over 2}right)}}
</annotation>
  </semantics>
</math>
</file>

<file path=Object 43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44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45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4</mn>
              </msup>
            </mrow>
          </mrow>
        </mrow>
      </mfenced>
    </mrow>
    <annotation encoding="StarMath 5.0">left[{1-left({1 over 2}right)^64
}right]
</annotation>
  </semantics>
</math>
</file>

<file path=Object 46/content.xml><?xml version="1.0" encoding="utf-8"?>
<math xmlns="http://www.w3.org/1998/Math/MathML">
  <semantics>
    <mrow>
      <msup>
        <mfenced open="(" close=")">
          <mrow>
            <mfrac>
              <mrow>
                <mn>1</mn>
              </mrow>
              <mrow>
                <mn>2</mn>
              </mrow>
            </mfrac>
          </mrow>
        </mfenced>
        <mn>52</mn>
      </msup>
    </mrow>
    <annotation encoding="StarMath 5.0">left({1} over {2}right)^52</annotation>
  </semantics>
</math>
</file>

<file path=Object 47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-left({1 over 2}right)^52
}right]
</annotation>
  </semantics>
</math>
</file>

<file path=Object 48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49/content.xml><?xml version="1.0" encoding="utf-8"?>
<math xmlns="http://www.w3.org/1998/Math/MathML">
  <semantics>
    <mrow>
      <msup>
        <mfenced open="(" close=")">
          <mrow>
            <mfrac>
              <mrow>
                <mn>1</mn>
              </mrow>
              <mrow>
                <mn>2</mn>
              </mrow>
            </mfrac>
          </mrow>
        </mfenced>
        <mn>112</mn>
      </msup>
    </mrow>
    <annotation encoding="StarMath 5.0">left({1} over {2}right)^112</annotation>
  </semantics>
</math>
</file>

<file path=Object 5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50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63</mn>
              </msup>
            </mrow>
          </mrow>
        </mrow>
      </mfenced>
    </mrow>
    <annotation encoding="StarMath 5.0">left[{1-left({1 over 2}right)^63}right]
</annotation>
  </semantics>
</math>
</file>

<file path=Object 51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n>63</mn>
        </msup>
      </mrow>
    </mrow>
    <annotation encoding="StarMath 5.0">{left({1} over {2}right)^63}  </annotation>
  </semantics>
</math>
</file>

<file path=Object 52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i>S</mi>
              </mrow>
            </mfrac>
          </mrow>
        </mfenced>
      </mrow>
    </mrow>
    <annotation encoding="StarMath 5.0">{left({1} over {S}right)}  </annotation>
  </semantics>
</math>
</file>

<file path=Object 53/content.xml><?xml version="1.0" encoding="utf-8"?>
<math xmlns="http://www.w3.org/1998/Math/MathML">
  <semantics>
    <mrow>
      <mfenced open="[" close="]">
        <mrow>
          <mrow>
            <mrow>
              <mn>1</mn>
              <mo stretchy="false">+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+left({1 over 2}right)^52
}right]
</annotation>
  </semantics>
</math>
</file>

<file path=Object 54/content.xml><?xml version="1.0" encoding="utf-8"?>
<math xmlns="http://www.w3.org/1998/Math/MathML">
  <semantics>
    <mrow>
      <munderover>
        <mi mathvariant="normal">∑</mi>
        <mrow>
          <mi>k</mi>
          <mi mathvariant="normal">=</mi>
          <mn>0</mn>
        </mrow>
        <mn>52</mn>
      </munderover>
      <msup>
        <mfenced open="" close="">
          <mfrac>
            <mn>1</mn>
            <mn>2</mn>
          </mfrac>
        </mfenced>
        <mi>k</mi>
      </msup>
    </mrow>
    <annotation encoding="StarMath 5.0">sum from{k=0}to{52} {left({1} over {2}right)^k}  </annotation>
  </semantics>
</math>
</file>

<file path=Object 55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i>S</mi>
              </mrow>
            </mfrac>
          </mrow>
        </mfenced>
      </mrow>
    </mrow>
    <annotation encoding="StarMath 5.0">{left({1} over {S}right)}  </annotation>
  </semantics>
</math>
</file>

<file path=Object 56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i>S</mi>
              </mrow>
            </mfrac>
          </mrow>
        </mfenced>
      </mrow>
    </mrow>
    <annotation encoding="StarMath 5.0">{left({1} over {S}right)}  </annotation>
  </semantics>
</math>
</file>

<file path=Object 57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n>2</mn>
              </mrow>
            </mfrac>
          </mrow>
        </mfenced>
      </mrow>
    </mrow>
    <annotation encoding="StarMath 5.0">{left({1} over {2}right)}  </annotation>
  </semantics>
</math>
</file>

<file path=Object 58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n>1</mn>
              </mrow>
            </mfrac>
          </mrow>
        </mfenced>
      </mrow>
    </mrow>
    <annotation encoding="StarMath 5.0">{left({1} over {1}right)}  </annotation>
  </semantics>
</math>
</file>

<file path=Object 59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n>1.25</mn>
              </mrow>
            </mfrac>
          </mrow>
        </mfenced>
      </mrow>
    </mrow>
    <annotation encoding="StarMath 5.0">{left({1} over {1.25}right)}  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row>
            <mn>5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0}to{52} {left({1} over {2}right)^k}  </annotation>
  </semantics>
</math>
</file>

<file path=Object 60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n>63</mn>
        </msup>
      </mrow>
    </mrow>
    <annotation encoding="StarMath 5.0">{left({1} over {2}right)^63}  </annotation>
  </semantics>
</math>
</file>

<file path=Object 61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n>112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sum from{k=1}to{112} {left({1} over {2}right)^k}  </annotation>
  </semantics>
</math>
</file>

<file path=Object 62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underover>
          <mo stretchy="false">∑</mo>
          <mrow>
            <mrow>
              <mi>k</mi>
              <mo stretchy="false">=</mo>
              <mn>0</mn>
            </mrow>
          </mrow>
          <mrow>
            <mn>111</mn>
          </mrow>
        </munderover>
        <mrow>
          <msup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</mrow>
            </mfenced>
            <mi>k</mi>
          </msup>
        </mrow>
      </mrow>
    </mrow>
    <annotation encoding="StarMath 5.0">left({1} over {2}right) sum from{k=0}to{111} {left({1} over {2}right)^k}
</annotation>
  </semantics>
</math>
</file>

<file path=Object 63/content.xml><?xml version="1.0" encoding="utf-8"?>
<math xmlns="http://www.w3.org/1998/Math/MathML">
  <semantics>
    <mrow>
      <mfenced open="(" close=")">
        <mrow>
          <mfrac>
            <mrow>
              <mn>1</mn>
            </mrow>
            <mrow>
              <mn>2</mn>
            </mrow>
          </mfrac>
        </mrow>
      </mfenced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2</mn>
              </msup>
            </mrow>
          </mrow>
          <mfenced open="(" close=")">
            <mrow>
              <mrow>
                <mfrac>
                  <mn>1</mn>
                  <mn>2</mn>
                </mfrac>
              </mrow>
            </mrow>
          </mfenced>
        </mfrac>
      </mrow>
    </mrow>
    <annotation encoding="StarMath 5.0">left({1} over {2}right) {{1-left({1 over 2}right)^112} over left({1 over 2}right)}
</annotation>
  </semantics>
</math>
</file>

<file path=Object 64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112</mn>
              </msup>
            </mrow>
          </mrow>
        </mrow>
      </mfenced>
    </mrow>
    <annotation encoding="StarMath 5.0">left[{1-left({1 over 2}right)^112}right]
</annotation>
  </semantics>
</math>
</file>

<file path=Object 65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n>2</mn>
              </mrow>
            </mfrac>
          </mrow>
        </mfenced>
      </mrow>
    </mrow>
    <annotation encoding="StarMath 5.0">{left({1} over {2}right)}  </annotation>
  </semantics>
</math>
</file>

<file path=Object 66/content.xml><?xml version="1.0" encoding="utf-8"?>
<math xmlns="http://www.w3.org/1998/Math/MathML">
  <semantics>
    <mrow>
      <mrow>
        <mfenced open="(" close=")">
          <mrow>
            <mfrac>
              <mrow>
                <mn>1</mn>
              </mrow>
              <mrow>
                <mi>S</mi>
              </mrow>
            </mfrac>
          </mrow>
        </mfenced>
      </mrow>
    </mrow>
    <annotation encoding="StarMath 5.0">{left({1} over {S}right)}  </annotation>
  </semantics>
</math>
</file>

<file path=Object 67/content.xml><?xml version="1.0" encoding="utf-8"?>
<math xmlns="http://www.w3.org/1998/Math/MathML">
  <semantics>
    <mfrac>
      <mrow>
        <mn>1</mn>
        <mi mathvariant="normal">−</mi>
        <msup>
          <mfenced open="" close="">
            <mfrac>
              <mn>1</mn>
              <mn>2</mn>
            </mfrac>
          </mfenced>
          <mn>53</mn>
        </msup>
      </mrow>
      <mrow>
        <mn>1</mn>
        <mi mathvariant="normal">−</mi>
        <mfenced open="" close="">
          <mfrac>
            <mn>1</mn>
            <mn>2</mn>
          </mfrac>
        </mfenced>
      </mrow>
    </mfrac>
    <annotation encoding="StarMath 5.0">{{1-left({1 over 2}right)^53} over {1-left({1 over 2}right)}}
</annotation>
  </semantics>
</math>
</file>

<file path=Object 68/content.xml><?xml version="1.0" encoding="utf-8"?>
<math xmlns="http://www.w3.org/1998/Math/MathML">
  <semantics>
    <mfenced open="[" close="]">
      <mrow>
        <mn>1</mn>
        <mi mathvariant="normal">−</mi>
        <msup>
          <mfenced open="" close="">
            <mfrac>
              <mn>1</mn>
              <mn>2</mn>
            </mfrac>
          </mfenced>
          <mn>53</mn>
        </msup>
      </mrow>
    </mfenced>
    <annotation encoding="StarMath 5.0">left[{1-left({1 over 2}right)^53
}right]
</annotation>
  </semantics>
</math>
</file>

<file path=Object 69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7/content.xml><?xml version="1.0" encoding="utf-8"?>
<math xmlns="http://www.w3.org/1998/Math/MathML">
  <semantics>
    <mrow>
      <mrow>
        <mfrac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  <mrow>
            <mrow>
              <mn>1</mn>
              <mo stretchy="false">−</mo>
              <mfenced open="(" close=")">
                <mrow>
                  <mrow>
                    <mfrac>
                      <mn>1</mn>
                      <mn>2</mn>
                    </mfrac>
                  </mrow>
                </mrow>
              </mfenced>
            </mrow>
          </mrow>
        </mfrac>
      </mrow>
    </mrow>
    <annotation encoding="StarMath 5.0">{{1-left({1 over 2}right)^53} over {1-left({1 over 2}right)}}
</annotation>
  </semantics>
</math>
</file>

<file path=Object 70/content.xml><?xml version="1.0" encoding="utf-8"?>
<math xmlns="http://www.w3.org/1998/Math/MathML">
  <semantics>
    <mfenced open="[" close="]">
      <mrow>
        <mn>1</mn>
        <mi mathvariant="normal">−</mi>
        <msup>
          <mfenced open="" close="">
            <mfrac>
              <mn>1</mn>
              <mn>2</mn>
            </mfrac>
          </mfenced>
          <mn>53</mn>
        </msup>
      </mrow>
    </mfenced>
    <annotation encoding="StarMath 5.0">left[{1-left({1 over 2}right)^53
}right]
</annotation>
  </semantics>
</math>
</file>

<file path=Object 71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-left({1 over 2}right)^52
}right]
</annotation>
  </semantics>
</math>
</file>

<file path=Object 72/content.xml><?xml version="1.0" encoding="utf-8"?>
<math xmlns="http://www.w3.org/1998/Math/MathML">
  <semantics>
    <mrow>
      <mfenced open="[" close="]">
        <mrow>
          <mrow>
            <mrow>
              <mn>1</mn>
              <mo stretchy="false">+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+left({1 over 2}right)^52
}right]
</annotation>
  </semantics>
</math>
</file>

<file path=Object 73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3</mn>
              </msup>
            </mrow>
          </mrow>
        </mrow>
      </mfenced>
    </mrow>
    <annotation encoding="StarMath 5.0">left[{1-left({1 over 2}right)^53
}right]
</annotation>
  </semantics>
</math>
</file>

<file path=Object 76/content.xml><?xml version="1.0" encoding="utf-8"?>
<math xmlns="http://www.w3.org/1998/Math/MathML">
  <semantics>
    <mrow>
      <msup>
        <mfenced open="(" close=")">
          <mrow>
            <mrow>
              <mfrac>
                <mn>1</mn>
                <mn>2</mn>
              </mfrac>
            </mrow>
          </mrow>
        </mfenced>
        <mn>112</mn>
      </msup>
    </mrow>
    <annotation encoding="StarMath 5.0">left({1 over 2}right)^112
</annotation>
  </semantics>
</math>
</file>

<file path=Object 77/content.xml><?xml version="1.0" encoding="utf-8"?>
<math xmlns="http://www.w3.org/1998/Math/MathML">
  <semantics>
    <mrow>
      <mfenced open="(" close=")">
        <mrow>
          <mrow>
            <mn>1</mn>
            <mo stretchy="false">+</mo>
            <mrow>
              <munderover>
                <mo stretchy="false">∑</mo>
                <mrow>
                  <mrow>
                    <mi>k</mi>
                    <mo stretchy="false">=</mo>
                    <mn>1</mn>
                  </mrow>
                </mrow>
                <mrow>
                  <mn>112</mn>
                </mrow>
              </munderover>
              <mrow>
                <msub>
                  <mi>d</mi>
                  <mi>k</mi>
                </msub>
                <msup>
                  <mfenced open="(" close=")"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fenced>
                  <mi>k</mi>
                </msup>
              </mrow>
            </mrow>
          </mrow>
        </mrow>
      </mfenced>
      <mi>x</mi>
      <msup>
        <mn>2</mn>
        <mi>w</mi>
      </msup>
    </mrow>
    <annotation encoding="StarMath 5.0">left( 1 + sum from{k=1}to{112} {d sub k  left({1} over {2}right)^k} right) x 2^w</annotation>
  </semantics>
</math>
</file>

<file path=Object 78/content.xml><?xml version="1.0" encoding="utf-8"?>
<math xmlns="http://www.w3.org/1998/Math/MathML">
  <semantics>
    <mrow>
      <mfenced open="(" close=")">
        <mrow>
          <mrow>
            <msup>
              <mn>2</mn>
              <mi>w</mi>
            </msup>
            <mo stretchy="false">+</mo>
            <mrow>
              <munderover>
                <mo stretchy="false">∑</mo>
                <mrow>
                  <mrow>
                    <mi>k</mi>
                    <mo stretchy="false">=</mo>
                    <mn>1</mn>
                  </mrow>
                </mrow>
                <mrow>
                  <mn>112</mn>
                </mrow>
              </munderover>
              <mrow>
                <msub>
                  <mi>d</mi>
                  <mi>k</mi>
                </msub>
                <msup>
                  <mn>2</mn>
                  <mrow>
                    <mrow>
                      <mi>w</mi>
                      <mo stretchy="false">−</mo>
                      <mi>k</mi>
                    </mrow>
                  </mrow>
                </msup>
              </mrow>
            </mrow>
          </mrow>
        </mrow>
      </mfenced>
    </mrow>
    <annotation encoding="StarMath 5.0">left( 2^w + sum from{k=1}to{112} {d sub k  2^{w-k}} right)</annotation>
  </semantics>
</math>
</file>

<file path=Object 8/content.xml><?xml version="1.0" encoding="utf-8"?>
<math xmlns="http://www.w3.org/1998/Math/MathML">
  <semantics>
    <mrow>
      <mfenced open="[" close="]">
        <mrow>
          <mrow>
            <mrow>
              <mn>1</mn>
              <mo stretchy="false">−</mo>
              <msup>
                <mfenced open="(" close=")">
                  <mrow>
                    <mrow>
                      <mfrac>
                        <mn>1</mn>
                        <mn>2</mn>
                      </mfrac>
                    </mrow>
                  </mrow>
                </mfenced>
                <mn>52</mn>
              </msup>
            </mrow>
          </mrow>
        </mrow>
      </mfenced>
    </mrow>
    <annotation encoding="StarMath 5.0">left[{1-left({1 over 2}right)^52
}right]
</annotation>
  </semantics>
</math>
</file>

<file path=Object 9/content.xml><?xml version="1.0" encoding="utf-8"?>
<math xmlns="http://www.w3.org/1998/Math/MathML">
  <semantics>
    <mrow>
      <mrow>
        <msup>
          <mfenced open="(" close=")">
            <mrow>
              <mfrac>
                <mrow>
                  <mn>1</mn>
                </mrow>
                <mrow>
                  <mn>2</mn>
                </mrow>
              </mfrac>
            </mrow>
          </mfenced>
          <mn>63</mn>
        </msup>
      </mrow>
    </mrow>
    <annotation encoding="StarMath 5.0"> {left({1} over {2}right)^63}
</annotation>
  </semantics>
</math>
</file>